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ce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SpeerOff</text:p>
          </table:table-cell>
          <table:table-cell office:value-type="string">
            <text:p>SchwOff</text:p>
          </table:table-cell>
          <table:table-cell office:value-type="string">
            <text:p>AxtOff</text:p>
          </table:table-cell>
          <table:table-cell/>
          <table:table-cell office:value-type="string">
            <text:p>SpeerDef</text:p>
          </table:table-cell>
          <table:table-cell office:value-type="string">
            <text:p>SperrDefCa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Min</text:p>
          </table:table-cell>
          <table:table-cell office:value-type="string">
            <text:p>MaxSenk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350">
            <text:p>1350</text:p>
          </table:table-cell>
          <table:table-cell office:value-type="float" office:value="100">
            <text:p>100</text:p>
          </table:table-cell>
          <table:table-cell table:style-name="ce5" office:value-type="float" office:value="0.915">
            <text:p>0,9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1"/>
          <table:table-cell/>
          <table:table-cell table:formula="of:=[.O7]-(ROUND([.S7]))" office:value-type="float" office:value="6">
            <text:p>6</text:p>
          </table:table-cell>
          <table:table-cell table:formula="of:=IF([.T7]=0;&quot;OK&quot;;&quot;FEHLER&quot;)" office:value-type="string" office:string-value="FEHLER">
            <text:p>FEHLER</text:p>
          </table:table-cell>
          <table:table-cell table:formula="of:=([.O7]*50)/(450*1.09^[.L7])" office:value-type="float" office:value="0.56111999551104">
            <text:p>0,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/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1"/>
          <table:table-cell/>
          <table:table-cell table:formula="of:=[.O8]-(ROUND([.S8]))" office:value-type="float" office:value="6">
            <text:p>6</text:p>
          </table:table-cell>
          <table:table-cell table:formula="of:=IF([.T8]=0;&quot;OK&quot;;&quot;FEHLER&quot;)" office:value-type="string" office:string-value="FEHLER">
            <text:p>FEHLER</text:p>
          </table:table-cell>
          <table:table-cell table:formula="of:=([.O8]*50)/(450*1.09^[.L8])" office:value-type="float" office:value="0.514788986707376">
            <text:p>0,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21">
            <text:p>21</text:p>
            <draw:frame table:end-cell-address="Tabelle1.J37" table:end-x="1.429cm" table:end-y="0.229cm" draw:z-index="0" draw:style-name="gr1" svg:width="12.909cm" svg:height="12.804cm" svg:x="1.45cm" svg:y="0.07cm">
              <draw:object draw:notify-on-update-of-ranges="Tabelle1.L7:Tabelle1.L35 Tabelle1.O7:Tabelle1.O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O9]/[.P9]" office:value-type="float" office:value="0.466666666666667">
            <text:p>0,46667</text:p>
          </table:table-cell>
          <table:table-cell/>
          <table:table-cell table:formula="of:=[.O9]-(ROUND([.S9]))" office:value-type="float" office:value="7">
            <text:p>7</text:p>
          </table:table-cell>
          <table:table-cell table:formula="of:=IF([.T9]=0;&quot;OK&quot;;&quot;FEHLER&quot;)" office:value-type="string" office:string-value="FEHLER">
            <text:p>FEHLER</text:p>
          </table:table-cell>
          <table:table-cell table:formula="of:=([.O9]*50)/(450*1.09^[.L9])" office:value-type="float" office:value="0.550997386384042">
            <text:p>0,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" table:formula="of:=[.O10]/[.P10]" office:value-type="float" office:value="0.411764705882353">
            <text:p>0,41176</text:p>
          </table:table-cell>
          <table:table-cell/>
          <table:table-cell table:formula="of:=[.O10]-(ROUND([.S10]))" office:value-type="float" office:value="7">
            <text:p>7</text:p>
          </table:table-cell>
          <table:table-cell table:formula="of:=IF([.T10]=0;&quot;OK&quot;;&quot;FEHLER&quot;)" office:value-type="string" office:string-value="FEHLER">
            <text:p>FEHLER</text:p>
          </table:table-cell>
          <table:table-cell table:formula="of:=([.O10]*50)/(450*1.09^[.L10])" office:value-type="float" office:value="0.505502189343157">
            <text:p>0,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style-name="ce1" table:formula="of:=[.O11]/[.P11]" office:value-type="float" office:value="0.444444444444444">
            <text:p>0,44444</text:p>
          </table:table-cell>
          <table:table-cell table:formula="of:=[.P11]/[.Q11]" office:value-type="float" office:value="0.642857142857143">
            <text:p>0,64</text:p>
          </table:table-cell>
          <table:table-cell table:formula="of:=[.O11]-(ROUND([.S11]))" office:value-type="float" office:value="7">
            <text:p>7</text:p>
          </table:table-cell>
          <table:table-cell table:formula="of:=IF([.T11]=0;&quot;OK&quot;;&quot;FEHLER&quot;)" office:value-type="string" office:string-value="FEHLER">
            <text:p>FEHLER</text:p>
          </table:table-cell>
          <table:table-cell table:formula="of:=([.O11]*50)/(450*1.09^[.L11])" office:value-type="float" office:value="0.530015401670414">
            <text:p>0,53</text:p>
          </table:table-cell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style-name="ce1" table:formula="of:=[.O12]/[.P12]" office:value-type="float" office:value="0.45">
            <text:p>0,45000</text:p>
          </table:table-cell>
          <table:table-cell table:formula="of:=[.P12]/[.Q12]" office:value-type="float" office:value="0.645161290322581">
            <text:p>0,65</text:p>
          </table:table-cell>
          <table:table-cell table:formula="of:=[.O12]-(ROUND([.S12]))" office:value-type="float" office:value="8">
            <text:p>8</text:p>
          </table:table-cell>
          <table:table-cell table:formula="of:=IF([.T12]=0;&quot;OK&quot;;&quot;FEHLER&quot;)" office:value-type="string" office:string-value="FEHLER">
            <text:p>FEHLER</text:p>
          </table:table-cell>
          <table:table-cell table:formula="of:=([.O12]*50)/(450*1.09^[.L12])" office:value-type="float" office:value="0.547034244843317">
            <text:p>0,55</text:p>
          </table:table-cell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style-name="ce1" table:formula="of:=[.O13]/[.P13]" office:value-type="float" office:value="0.428571428571429">
            <text:p>0,42857</text:p>
          </table:table-cell>
          <table:table-cell table:formula="of:=[.P13]/[.Q13]" office:value-type="float" office:value="0.636363636363636">
            <text:p>0,64</text:p>
          </table:table-cell>
          <table:table-cell table:formula="of:=[.O13]-(ROUND([.S13]))" office:value-type="float" office:value="8">
            <text:p>8</text:p>
          </table:table-cell>
          <table:table-cell table:formula="of:=IF([.T13]=0;&quot;OK&quot;;&quot;FEHLER&quot;)" office:value-type="string" office:string-value="FEHLER">
            <text:p>FEHLER</text:p>
          </table:table-cell>
          <table:table-cell table:formula="of:=([.O13]*50)/(450*1.09^[.L13])" office:value-type="float" office:value="0.501866279672768">
            <text:p>0,5</text:p>
          </table:table-cell>
        </table:table-row>
        <table:table-row table:style-name="ro1">
          <table:table-cell table:number-columns-repeated="5"/>
          <table:table-cell table:formula="of:=[.E3]/[.E2]" office:value-type="float" office:value="1.06666666666667">
            <text:p>1,07</text:p>
          </table:table-cell>
          <table:table-cell table:formula="of:=[.F3]/[.F2]" office:value-type="float" office:value="1.05">
            <text:p>1,0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style-name="ce1" table:formula="of:=[.O14]/[.P14]" office:value-type="float" office:value="0.434782608695652">
            <text:p>0,43478</text:p>
          </table:table-cell>
          <table:table-cell table:formula="of:=[.P14]/[.Q14]" office:value-type="float" office:value="0.638888888888889">
            <text:p>0,64</text:p>
          </table:table-cell>
          <table:table-cell table:formula="of:=[.O14]-(ROUND([.S14]))" office:value-type="float" office:value="9">
            <text:p>9</text:p>
          </table:table-cell>
          <table:table-cell table:formula="of:=IF([.T14]=0;&quot;OK&quot;;&quot;FEHLER&quot;)" office:value-type="string" office:string-value="FEHLER">
            <text:p>FEHLER</text:p>
          </table:table-cell>
          <table:table-cell table:formula="of:=([.O14]*50)/(450*1.09^[.L14])" office:value-type="float" office:value="0.511586421684779">
            <text:p>0,51</text:p>
          </table:table-cell>
        </table:table-row>
        <table:table-row table:style-name="ro1">
          <table:table-cell table:number-columns-repeated="5"/>
          <table:table-cell table:formula="of:=[.E4]/[.E3]" office:value-type="float" office:value="1">
            <text:p>1</text:p>
          </table:table-cell>
          <table:table-cell table:formula="of:=[.F4]/[.F3]" office:value-type="float" office:value="1.04761904761905">
            <text:p>1,0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style-name="ce1" table:formula="of:=[.O15]/[.P15]" office:value-type="float" office:value="0.44">
            <text:p>0,44000</text:p>
          </table:table-cell>
          <table:table-cell table:formula="of:=[.P15]/[.Q15]" office:value-type="float" office:value="0.625">
            <text:p>0,63</text:p>
          </table:table-cell>
          <table:table-cell table:formula="of:=[.O15]-(ROUND([.S15]))" office:value-type="float" office:value="10">
            <text:p>10</text:p>
          </table:table-cell>
          <table:table-cell table:formula="of:=IF([.T15]=0;&quot;OK&quot;;&quot;FEHLER&quot;)" office:value-type="string" office:string-value="FEHLER">
            <text:p>FEHLER</text:p>
          </table:table-cell>
          <table:table-cell table:formula="of:=([.O15]*50)/(450*1.09^[.L15])" office:value-type="float" office:value="0.516279875094731">
            <text:p>0,52</text:p>
          </table:table-cell>
        </table:table-row>
        <table:table-row table:style-name="ro1">
          <table:table-cell/>
          <table:table-cell table:style-name="ce1" table:formula="of:=[.C3]/[.C2]" office:value-type="float" office:value="1.05">
            <text:p>1,05000</text:p>
          </table:table-cell>
          <table:table-cell table:formula="of:=[.A3]/[.A2]" office:value-type="float" office:value="1">
            <text:p>1</text:p>
          </table:table-cell>
          <table:table-cell table:formula="of:=[.B3]/[.B2]" office:value-type="float" office:value="1.04">
            <text:p>1,04</text:p>
          </table:table-cell>
          <table:table-cell/>
          <table:table-cell table:formula="of:=[.E5]/[.E4]" office:value-type="float" office:value="1.0625">
            <text:p>1,06</text:p>
          </table:table-cell>
          <table:table-cell table:formula="of:=[.F5]/[.F4]" office:value-type="float" office:value="1.04545454545455">
            <text:p>1,0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style-name="ce1" table:formula="of:=[.O16]/[.P16]" office:value-type="float" office:value="0.428571428571429">
            <text:p>0,42857</text:p>
          </table:table-cell>
          <table:table-cell table:formula="of:=[.P16]/[.Q16]" office:value-type="float" office:value="0.651162790697674">
            <text:p>0,65</text:p>
          </table:table-cell>
          <table:table-cell table:formula="of:=[.O16]-(ROUND([.S16]))" office:value-type="float" office:value="11">
            <text:p>11</text:p>
          </table:table-cell>
          <table:table-cell table:formula="of:=IF([.T16]=0;&quot;OK&quot;;&quot;FEHLER&quot;)" office:value-type="string" office:string-value="FEHLER">
            <text:p>FEHLER</text:p>
          </table:table-cell>
          <table:table-cell table:formula="of:=([.O16]*50)/(450*1.09^[.L16])" office:value-type="float" office:value="0.51671046715069">
            <text:p>0,52</text:p>
          </table:table-cell>
        </table:table-row>
        <table:table-row table:style-name="ro1">
          <table:table-cell/>
          <table:table-cell table:style-name="ce1" table:formula="of:=[.C4]/[.C3]" office:value-type="float" office:value="1.04761904761905">
            <text:p>1,04762</text:p>
          </table:table-cell>
          <table:table-cell table:formula="of:=[.A4]/[.A3]" office:value-type="float" office:value="1.1">
            <text:p>1,1</text:p>
          </table:table-cell>
          <table:table-cell table:formula="of:=[.B4]/[.B3]" office:value-type="float" office:value="1.03846153846154">
            <text:p>1,04</text:p>
          </table:table-cell>
          <table:table-cell/>
          <table:table-cell table:formula="of:=[.E6]/[.E5]" office:value-type="float" office:value="1.05882352941176">
            <text:p>1,06</text:p>
          </table:table-cell>
          <table:table-cell table:formula="of:=[.F6]/[.F5]" office:value-type="float" office:value="1.04347826086957">
            <text:p>1,0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style-name="ce1" table:formula="of:=[.O17]/[.P17]" office:value-type="float" office:value="0.433333333333333">
            <text:p>0,43333</text:p>
          </table:table-cell>
          <table:table-cell table:formula="of:=[.P17]/[.Q17]" office:value-type="float" office:value="0.638297872340426">
            <text:p>0,64</text:p>
          </table:table-cell>
          <table:table-cell table:formula="of:=[.O17]-(ROUND([.S17]))" office:value-type="float" office:value="12">
            <text:p>12</text:p>
          </table:table-cell>
          <table:table-cell table:formula="of:=IF([.T17]=0;&quot;OK&quot;;&quot;FEHLER&quot;)" office:value-type="string" office:string-value="FEHLER">
            <text:p>FEHLER</text:p>
          </table:table-cell>
          <table:table-cell table:formula="of:=([.O17]*50)/(450*1.09^[.L17])" office:value-type="float" office:value="0.513550158483101">
            <text:p>0,51</text:p>
          </table:table-cell>
        </table:table-row>
        <table:table-row table:style-name="ro1">
          <table:table-cell/>
          <table:table-cell table:style-name="ce1" table:formula="of:=[.C5]/[.C4]" office:value-type="float" office:value="1.04545454545455">
            <text:p>1,04545</text:p>
          </table:table-cell>
          <table:table-cell table:formula="of:=[.A5]/[.A4]" office:value-type="float" office:value="1">
            <text:p>1</text:p>
          </table:table-cell>
          <table:table-cell table:formula="of:=[.B5]/[.B4]" office:value-type="float" office:value="1.07407407407407">
            <text:p>1,07</text:p>
          </table:table-cell>
          <table:table-cell/>
          <table:table-cell table:formula="of:=[.E7]/[.E6]" office:value-type="float" office:value="1.05555555555556">
            <text:p>1,06</text:p>
          </table:table-cell>
          <table:table-cell table:formula="of:=[.F7]/[.F6]" office:value-type="float" office:value="1.04166666666667">
            <text:p>1,04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style-name="ce1" table:formula="of:=[.O18]/[.P18]" office:value-type="float" office:value="0.424242424242424">
            <text:p>0,42424</text:p>
          </table:table-cell>
          <table:table-cell table:formula="of:=[.P18]/[.Q18]" office:value-type="float" office:value="0.647058823529412">
            <text:p>0,65</text:p>
          </table:table-cell>
          <table:table-cell table:formula="of:=[.O18]-(ROUND([.S18]))" office:value-type="float" office:value="13">
            <text:p>13</text:p>
          </table:table-cell>
          <table:table-cell table:formula="of:=IF([.T18]=0;&quot;OK&quot;;&quot;FEHLER&quot;)" office:value-type="string" office:string-value="FEHLER">
            <text:p>FEHLER</text:p>
          </table:table-cell>
          <table:table-cell table:formula="of:=([.O18]*50)/(450*1.09^[.L18])" office:value-type="float" office:value="0.507389006264179">
            <text:p>0,51</text:p>
          </table:table-cell>
        </table:table-row>
        <table:table-row table:style-name="ro1">
          <table:table-cell/>
          <table:table-cell table:style-name="ce1" table:formula="of:=[.C6]/[.C5]" office:value-type="float" office:value="1.04347826086957">
            <text:p>1,04348</text:p>
          </table:table-cell>
          <table:table-cell table:formula="of:=[.A6]/[.A5]" office:value-type="float" office:value="1.09090909090909">
            <text:p>1,09</text:p>
          </table:table-cell>
          <table:table-cell table:formula="of:=[.B6]/[.B5]" office:value-type="float" office:value="1.03448275862069">
            <text:p>1,03</text:p>
          </table:table-cell>
          <table:table-cell/>
          <table:table-cell table:formula="of:=[.E8]/[.E7]" office:value-type="float" office:value="1.05263157894737">
            <text:p>1,05</text:p>
          </table:table-cell>
          <table:table-cell table:formula="of:=[.F8]/[.F7]" office:value-type="float" office:value="1.04">
            <text:p>1,0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style-name="ce1" table:formula="of:=[.O19]/[.P19]" office:value-type="float" office:value="0.444444444444444">
            <text:p>0,44444</text:p>
          </table:table-cell>
          <table:table-cell table:formula="of:=[.P19]/[.Q19]" office:value-type="float" office:value="0.642857142857143">
            <text:p>0,64</text:p>
          </table:table-cell>
          <table:table-cell table:formula="of:=[.O19]-(ROUND([.S19]))" office:value-type="float" office:value="15">
            <text:p>15</text:p>
          </table:table-cell>
          <table:table-cell table:formula="of:=IF([.T19]=0;&quot;OK&quot;;&quot;FEHLER&quot;)" office:value-type="string" office:string-value="FEHLER">
            <text:p>FEHLER</text:p>
          </table:table-cell>
          <table:table-cell table:formula="of:=([.O19]*50)/(450*1.09^[.L19])" office:value-type="float" office:value="0.531993715611197">
            <text:p>0,53</text:p>
          </table:table-cell>
        </table:table-row>
        <table:table-row table:style-name="ro1">
          <table:table-cell/>
          <table:table-cell table:style-name="ce1" table:formula="of:=[.C7]/[.C6]" office:value-type="float" office:value="1.04166666666667">
            <text:p>1,04167</text:p>
          </table:table-cell>
          <table:table-cell table:formula="of:=[.A7]/[.A6]" office:value-type="float" office:value="1.08333333333333">
            <text:p>1,08</text:p>
          </table:table-cell>
          <table:table-cell table:formula="of:=[.B7]/[.B6]" office:value-type="float" office:value="1.03333333333333">
            <text:p>1,03</text:p>
          </table:table-cell>
          <table:table-cell/>
          <table:table-cell table:formula="of:=[.E9]/[.E8]" office:value-type="float" office:value="1.05">
            <text:p>1,05</text:p>
          </table:table-cell>
          <table:table-cell table:formula="of:=[.F9]/[.F8]" office:value-type="float" office:value="1.05769230769231">
            <text:p>1,06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table:style-name="ce1" table:formula="of:=[.O20]/[.P20]" office:value-type="float" office:value="0.435897435897436">
            <text:p>0,43590</text:p>
          </table:table-cell>
          <table:table-cell table:formula="of:=[.P20]/[.Q20]" office:value-type="float" office:value="0.639344262295082">
            <text:p>0,64</text:p>
          </table:table-cell>
          <table:table-cell table:formula="of:=[.O20]-(ROUND([.S20]))" office:value-type="float" office:value="16">
            <text:p>16</text:p>
          </table:table-cell>
          <table:table-cell table:formula="of:=IF([.T20]=0;&quot;OK&quot;;&quot;FEHLER&quot;)" office:value-type="string" office:string-value="FEHLER">
            <text:p>FEHLER</text:p>
          </table:table-cell>
          <table:table-cell table:formula="of:=([.O20]*50)/(450*1.09^[.L20])" office:value-type="float" office:value="0.518571855813667">
            <text:p>0,52</text:p>
          </table:table-cell>
        </table:table-row>
        <table:table-row table:style-name="ro1">
          <table:table-cell/>
          <table:table-cell table:style-name="ce1" table:formula="of:=[.C8]/[.C7]" office:value-type="float" office:value="1.04">
            <text:p>1,04000</text:p>
          </table:table-cell>
          <table:table-cell table:formula="of:=[.A8]/[.A7]" office:value-type="float" office:value="1">
            <text:p>1</text:p>
          </table:table-cell>
          <table:table-cell table:formula="of:=[.B8]/[.B7]" office:value-type="float" office:value="1.06451612903226">
            <text:p>1,06</text:p>
          </table:table-cell>
          <table:table-cell/>
          <table:table-cell table:formula="of:=[.E10]/[.E9]" office:value-type="float" office:value="1.04761904761905">
            <text:p>1,05</text:p>
          </table:table-cell>
          <table:table-cell table:formula="of:=[.F10]/[.F9]" office:value-type="float" office:value="1.03636363636364">
            <text:p>1,0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table:style-name="ce1" table:formula="of:=[.O21]/[.P21]" office:value-type="float" office:value="0.428571428571429">
            <text:p>0,42857</text:p>
          </table:table-cell>
          <table:table-cell table:formula="of:=[.P21]/[.Q21]" office:value-type="float" office:value="0.636363636363636">
            <text:p>0,64</text:p>
          </table:table-cell>
          <table:table-cell table:formula="of:=[.O21]-(ROUND([.S21]))" office:value-type="float" office:value="17">
            <text:p>17</text:p>
          </table:table-cell>
          <table:table-cell table:formula="of:=IF([.T21]=0;&quot;OK&quot;;&quot;FEHLER&quot;)" office:value-type="string" office:string-value="FEHLER">
            <text:p>FEHLER</text:p>
          </table:table-cell>
          <table:table-cell table:formula="of:=([.O21]*50)/(450*1.09^[.L21])" office:value-type="float" office:value="0.50373952534517">
            <text:p>0,5</text:p>
          </table:table-cell>
        </table:table-row>
        <table:table-row table:style-name="ro1">
          <table:table-cell/>
          <table:table-cell table:style-name="ce1" table:formula="of:=[.C9]/[.C8]" office:value-type="float" office:value="1.05769230769231">
            <text:p>1,05769</text:p>
          </table:table-cell>
          <table:table-cell table:formula="of:=[.A9]/[.A8]" office:value-type="float" office:value="1.07692307692308">
            <text:p>1,08</text:p>
          </table:table-cell>
          <table:table-cell table:formula="of:=[.B9]/[.B8]" office:value-type="float" office:value="1.03030303030303">
            <text:p>1,03</text:p>
          </table:table-cell>
          <table:table-cell/>
          <table:table-cell table:formula="of:=[.E11]/[.E10]" office:value-type="float" office:value="1">
            <text:p>1</text:p>
          </table:table-cell>
          <table:table-cell table:formula="of:=[.F11]/[.F10]" office:value-type="float" office:value="1.05263157894737">
            <text:p>1,05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style-name="ce1" table:formula="of:=[.O22]/[.P22]" office:value-type="float" office:value="0.41304347826087">
            <text:p>0,41304</text:p>
          </table:table-cell>
          <table:table-cell table:formula="of:=[.P22]/[.Q22]" office:value-type="float" office:value="0.638888888888889">
            <text:p>0,64</text:p>
          </table:table-cell>
          <table:table-cell table:formula="of:=[.O22]-(ROUND([.S22]))" office:value-type="float" office:value="18">
            <text:p>18</text:p>
          </table:table-cell>
          <table:table-cell table:formula="of:=IF([.T22]=0;&quot;OK&quot;;&quot;FEHLER&quot;)" office:value-type="string" office:string-value="FEHLER">
            <text:p>FEHLER</text:p>
          </table:table-cell>
          <table:table-cell table:formula="of:=([.O22]*50)/(450*1.09^[.L22])" office:value-type="float" office:value="0.487821150945883">
            <text:p>0,49</text:p>
          </table:table-cell>
        </table:table-row>
        <table:table-row table:style-name="ro1">
          <table:table-cell/>
          <table:table-cell table:style-name="ce1" table:formula="of:=[.C10]/[.C9]" office:value-type="float" office:value="1.03636363636364">
            <text:p>1,03636</text:p>
          </table:table-cell>
          <table:table-cell table:formula="of:=[.A10]/[.A9]" office:value-type="float" office:value="1">
            <text:p>1</text:p>
          </table:table-cell>
          <table:table-cell table:formula="of:=[.B10]/[.B9]" office:value-type="float" office:value="1.05882352941176">
            <text:p>1,06</text:p>
          </table:table-cell>
          <table:table-cell/>
          <table:table-cell table:style-name="ce2" table:formula="of:=SUM([.F14:.F22])/9" office:value-type="float" office:value="1.04375515313338">
            <text:p>1,04376</text:p>
          </table:table-cell>
          <table:table-cell table:style-name="ce2" table:formula="of:=SUM([.G14:.G22])/9" office:value-type="float" office:value="1.04610067151257">
            <text:p>1,046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table:style-name="ce1" table:formula="of:=[.O23]/[.P23]" office:value-type="float" office:value="0.44">
            <text:p>0,44000</text:p>
          </table:table-cell>
          <table:table-cell table:formula="of:=[.P23]/[.Q23]" office:value-type="float" office:value="0.641025641025641">
            <text:p>0,64</text:p>
          </table:table-cell>
          <table:table-cell table:formula="of:=[.O23]-(ROUND([.S23]))" office:value-type="float" office:value="21">
            <text:p>21</text:p>
          </table:table-cell>
          <table:table-cell table:formula="of:=IF([.T23]=0;&quot;OK&quot;;&quot;FEHLER&quot;)" office:value-type="string" office:string-value="FEHLER">
            <text:p>FEHLER</text:p>
          </table:table-cell>
          <table:table-cell table:formula="of:=([.O23]*50)/(450*1.09^[.L23])" office:value-type="float" office:value="0.518206920367428">
            <text:p>0,52</text:p>
          </table:table-cell>
        </table:table-row>
        <table:table-row table:style-name="ro1">
          <table:table-cell/>
          <table:table-cell table:style-name="ce1" table:formula="of:=[.C11]/[.C10]" office:value-type="float" office:value="1.05263157894737">
            <text:p>1,05263</text:p>
          </table:table-cell>
          <table:table-cell table:formula="of:=[.A11]/[.A10]" office:value-type="float" office:value="1.07142857142857">
            <text:p>1,07</text:p>
          </table:table-cell>
          <table:table-cell table:formula="of:=[.B11]/[.B10]" office:value-type="float" office:value="1.02777777777778">
            <text:p>1,03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table:style-name="ce1" table:formula="of:=[.O24]/[.P24]" office:value-type="float" office:value="0.444444444444444">
            <text:p>0,44444</text:p>
          </table:table-cell>
          <table:table-cell table:formula="of:=[.P24]/[.Q24]" office:value-type="float" office:value="0.635294117647059">
            <text:p>0,64</text:p>
          </table:table-cell>
          <table:table-cell table:formula="of:=[.O24]-(ROUND([.S24]))" office:value-type="float" office:value="23">
            <text:p>23</text:p>
          </table:table-cell>
          <table:table-cell table:formula="of:=IF([.T24]=0;&quot;OK&quot;;&quot;FEHLER&quot;)" office:value-type="string" office:string-value="FEHLER">
            <text:p>FEHLER</text:p>
          </table:table-cell>
          <table:table-cell table:formula="of:=([.O24]*50)/(450*1.09^[.L24])" office:value-type="float" office:value="0.518639119633789">
            <text:p>0,52</text:p>
          </table:table-cell>
        </table:table-row>
        <table:table-row table:style-name="ro1">
          <table:table-cell/>
          <table:table-cell table:style-name="ce2" table:formula="of:=SUM([.B16:.B24])/9" office:value-type="float" office:value="1.04610067151257">
            <text:p>1,04610</text:p>
          </table:table-cell>
          <table:table-cell table:style-name="ce2" table:formula="of:=SUM([.C16:.C24])/9" office:value-type="float" office:value="1.0469548969549">
            <text:p>1,04695</text:p>
          </table:table-cell>
          <table:table-cell table:style-name="ce2" table:formula="of:=SUM([.D16:.D24])/9" office:value-type="float" office:value="1.04464135233494">
            <text:p>1,04464</text:p>
          </table:table-cell>
          <table:table-cell/>
          <table:table-cell table:style-name="ce4" table:formula="of:=([.B25]+[.F23]+[.G23]+[.C25]+[.D25])/5" office:value-type="float" office:value="1.04551054908967">
            <text:p>1,0455105491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table:style-name="ce1" table:formula="of:=[.O25]/[.P25]" office:value-type="float" office:value="0.440677966101695">
            <text:p>0,44068</text:p>
          </table:table-cell>
          <table:table-cell table:formula="of:=[.P25]/[.Q25]" office:value-type="float" office:value="0.634408602150538">
            <text:p>0,63</text:p>
          </table:table-cell>
          <table:table-cell table:formula="of:=[.O25]-(ROUND([.S25]))" office:value-type="float" office:value="25">
            <text:p>25</text:p>
          </table:table-cell>
          <table:table-cell table:formula="of:=IF([.T25]=0;&quot;OK&quot;;&quot;FEHLER&quot;)" office:value-type="string" office:string-value="FEHLER">
            <text:p>FEHLER</text:p>
          </table:table-cell>
          <table:table-cell table:formula="of:=([.O25]*50)/(450*1.09^[.L25])" office:value-type="float" office:value="0.515467014926549">
            <text:p>0,52</text:p>
          </table:table-cell>
        </table:table-row>
        <table:table-row table:style-name="ro1">
          <table:table-cell table:number-columns-repeated="11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table:style-name="ce1" table:formula="of:=[.O26]/[.P26]" office:value-type="float" office:value="0.430769230769231">
            <text:p>0,43077</text:p>
          </table:table-cell>
          <table:table-cell table:formula="of:=[.P26]/[.Q26]" office:value-type="float" office:value="0.643564356435644">
            <text:p>0,64</text:p>
          </table:table-cell>
          <table:table-cell table:formula="of:=[.O26]-(ROUND([.S26]))" office:value-type="float" office:value="27">
            <text:p>27</text:p>
          </table:table-cell>
          <table:table-cell table:formula="of:=IF([.T26]=0;&quot;OK&quot;;&quot;FEHLER&quot;)" office:value-type="string" office:string-value="FEHLER">
            <text:p>FEHLER</text:p>
          </table:table-cell>
          <table:table-cell table:formula="of:=([.O26]*50)/(450*1.09^[.L26])" office:value-type="float" office:value="0.509282865841333">
            <text:p>0,51</text:p>
          </table:table-cell>
        </table:table-row>
        <table:table-row table:style-name="ro1">
          <table:table-cell table:number-columns-repeated="5"/>
          <table:table-cell table:style-name="ce4" office:value-type="float" office:value="1.04605">
            <text:p>1,0460500000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style-name="ce1" table:formula="of:=[.O27]/[.P27]" office:value-type="float" office:value="0.428571428571429">
            <text:p>0,42857</text:p>
          </table:table-cell>
          <table:table-cell table:formula="of:=[.P27]/[.Q27]" office:value-type="float" office:value="0.636363636363636">
            <text:p>0,64</text:p>
          </table:table-cell>
          <table:table-cell table:formula="of:=[.O27]-(ROUND([.S27]))" office:value-type="float" office:value="29">
            <text:p>29</text:p>
          </table:table-cell>
          <table:table-cell table:formula="of:=IF([.T27]=0;&quot;OK&quot;;&quot;FEHLER&quot;)" office:value-type="string" office:string-value="FEHLER">
            <text:p>FEHLER</text:p>
          </table:table-cell>
          <table:table-cell table:formula="of:=([.O27]*50)/(450*1.09^[.L27])" office:value-type="float" office:value="0.500605700368283">
            <text:p>0,5</text:p>
          </table:table-cell>
        </table:table-row>
        <table:table-row table:style-name="ro1">
          <table:table-cell table:number-columns-repeated="5"/>
          <table:table-cell/>
          <table:table-cell table:number-columns-repeated="5"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120">
            <text:p>120</text:p>
          </table:table-cell>
          <table:table-cell table:style-name="ce1" table:formula="of:=[.O28]/[.P28]" office:value-type="float" office:value="0.428571428571429">
            <text:p>0,42857</text:p>
          </table:table-cell>
          <table:table-cell table:formula="of:=[.P28]/[.Q28]" office:value-type="float" office:value="0.641666666666667">
            <text:p>0,64</text:p>
          </table:table-cell>
          <table:table-cell table:formula="of:=[.O28]-(ROUND([.S28]))" office:value-type="float" office:value="32">
            <text:p>32</text:p>
          </table:table-cell>
          <table:table-cell table:formula="of:=IF([.T28]=0;&quot;OK&quot;;&quot;FEHLER&quot;)" office:value-type="string" office:string-value="FEHLER">
            <text:p>FEHLER</text:p>
          </table:table-cell>
          <table:table-cell table:formula="of:=([.O28]*50)/(450*1.09^[.L28])" office:value-type="float" office:value="0.505198413215698">
            <text:p>0,5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50">
            <text:p>50,00000</text:p>
          </table:table-cell>
          <table:table-cell table:style-name="ce3" table:formula="of:=ROUND([.C29];0)" office:value-type="float" office:value="50">
            <text:p>50</text:p>
          </table:table-cell>
          <table:table-cell table:formula="of:=[.D29]-[.G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31">
            <text:p>131</text:p>
          </table:table-cell>
          <table:table-cell table:style-name="ce1" table:formula="of:=[.O29]/[.P29]" office:value-type="float" office:value="0.428571428571429">
            <text:p>0,42857</text:p>
          </table:table-cell>
          <table:table-cell table:formula="of:=[.P29]/[.Q29]" office:value-type="float" office:value="0.641221374045801">
            <text:p>0,64</text:p>
          </table:table-cell>
          <table:table-cell table:formula="of:=[.O29]-(ROUND([.S29]))" office:value-type="float" office:value="35">
            <text:p>35</text:p>
          </table:table-cell>
          <table:table-cell table:formula="of:=IF([.T29]=0;&quot;OK&quot;;&quot;FEHLER&quot;)" office:value-type="string" office:string-value="FEHLER">
            <text:p>FEHLER</text:p>
          </table:table-cell>
          <table:table-cell table:formula="of:=([.O29]*50)/(450*1.09^[.L29])" office:value-type="float" office:value="0.505619763018213">
            <text:p>0,5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table:formula="of:=[.$C$29]*[.$F$27]^([.B30]-1)" office:value-type="float" office:value="52.3025">
            <text:p>52,30250</text:p>
          </table:table-cell>
          <table:table-cell table:style-name="ce3" table:formula="of:=ROUND([.C30];0)" office:value-type="float" office:value="52">
            <text:p>52</text:p>
          </table:table-cell>
          <table:table-cell table:formula="of:=[.D30]-[.G3]" office:value-type="float" office:value="0">
            <text:p>0</text:p>
          </table:table-cell>
          <table:table-cell/>
          <table:table-cell table:formula="of:=[.$C$29]*[.$F$25]^[.B30]-1" office:value-type="float" office:value="53.6546154128893">
            <text:p>53,6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143">
            <text:p>143</text:p>
          </table:table-cell>
          <table:table-cell table:style-name="ce1" table:formula="of:=[.O30]/[.P30]" office:value-type="float" office:value="0.428571428571429">
            <text:p>0,42857</text:p>
          </table:table-cell>
          <table:table-cell table:formula="of:=[.P30]/[.Q30]" office:value-type="float" office:value="0.636363636363636">
            <text:p>0,64</text:p>
          </table:table-cell>
          <table:table-cell table:formula="of:=[.O30]-(ROUND([.S30]))" office:value-type="float" office:value="38">
            <text:p>38</text:p>
          </table:table-cell>
          <table:table-cell table:formula="of:=IF([.T30]=0;&quot;OK&quot;;&quot;FEHLER&quot;)" office:value-type="string" office:string-value="FEHLER">
            <text:p>FEHLER</text:p>
          </table:table-cell>
          <table:table-cell table:formula="of:=([.O30]*50)/(450*1.09^[.L30])" office:value-type="float" office:value="0.502527287403423">
            <text:p>0,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table:formula="of:=[.$C$29]*[.$F$27]^([.B31]-1)" office:value-type="float" office:value="54.711030125">
            <text:p>54,71103</text:p>
          </table:table-cell>
          <table:table-cell table:style-name="ce3" table:formula="of:=ROUND([.C31];0)" office:value-type="float" office:value="55">
            <text:p>55</text:p>
          </table:table-cell>
          <table:table-cell table:formula="of:=[.D31]-[.G4]" office:value-type="float" office:value="0">
            <text:p>0</text:p>
          </table:table-cell>
          <table:table-cell/>
          <table:table-cell table:formula="of:=[.$C$29]*[.$F$25]^[.B31]-1" office:value-type="float" office:value="56.1419769706147">
            <text:p>56,14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table:style-name="ce1" table:formula="of:=[.O31]/[.P31]" office:value-type="float" office:value="0.434343434343434">
            <text:p>0,43434</text:p>
          </table:table-cell>
          <table:table-cell table:formula="of:=[.P31]/[.Q31]" office:value-type="float" office:value="0.634615384615385">
            <text:p>0,63</text:p>
          </table:table-cell>
          <table:table-cell table:formula="of:=[.O31]-(ROUND([.S31]))" office:value-type="float" office:value="42">
            <text:p>42</text:p>
          </table:table-cell>
          <table:table-cell table:formula="of:=IF([.T31]=0;&quot;OK&quot;;&quot;FEHLER&quot;)" office:value-type="string" office:string-value="FEHLER">
            <text:p>FEHLER</text:p>
          </table:table-cell>
          <table:table-cell table:formula="of:=([.O31]*50)/(450*1.09^[.L31])" office:value-type="float" office:value="0.508319768486172">
            <text:p>0,5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table:formula="of:=[.$C$29]*[.$F$27]^([.B32]-1)" office:value-type="float" office:value="57.2304730622562">
            <text:p>57,23047</text:p>
          </table:table-cell>
          <table:table-cell table:style-name="ce3" table:formula="of:=ROUND([.C32];0)" office:value-type="float" office:value="57">
            <text:p>57</text:p>
          </table:table-cell>
          <table:table-cell table:formula="of:=[.D32]-[.G5]" office:value-type="float" office:value="0">
            <text:p>0</text:p>
          </table:table-cell>
          <table:table-cell/>
          <table:table-cell table:formula="of:=[.$C$29]*[.$F$25]^[.B32]-1" office:value-type="float" office:value="58.7425397186167">
            <text:p>58,74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 office:value-type="float" office:value="170">
            <text:p>170</text:p>
          </table:table-cell>
          <table:table-cell table:style-name="ce1" table:formula="of:=[.O32]/[.P32]" office:value-type="float" office:value="0.435185185185185">
            <text:p>0,43519</text:p>
          </table:table-cell>
          <table:table-cell table:formula="of:=[.P32]/[.Q32]" office:value-type="float" office:value="0.635294117647059">
            <text:p>0,64</text:p>
          </table:table-cell>
          <table:table-cell table:formula="of:=[.O32]-(ROUND([.S32]))" office:value-type="float" office:value="46">
            <text:p>46</text:p>
          </table:table-cell>
          <table:table-cell table:formula="of:=IF([.T32]=0;&quot;OK&quot;;&quot;FEHLER&quot;)" office:value-type="string" office:string-value="FEHLER">
            <text:p>FEHLER</text:p>
          </table:table-cell>
          <table:table-cell table:formula="of:=([.O32]*50)/(450*1.09^[.L32])" office:value-type="float" office:value="0.509729659032432">
            <text:p>0,5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table:formula="of:=[.$C$29]*[.$F$27]^([.B33]-1)" office:value-type="float" office:value="59.8659363467731">
            <text:p>59,86594</text:p>
          </table:table-cell>
          <table:table-cell table:style-name="ce3" table:formula="of:=ROUND([.C33];0)" office:value-type="float" office:value="60">
            <text:p>60</text:p>
          </table:table-cell>
          <table:table-cell table:formula="of:=[.D33]-[.G6]" office:value-type="float" office:value="0">
            <text:p>0</text:p>
          </table:table-cell>
          <table:table-cell/>
          <table:table-cell table:formula="of:=[.$C$29]*[.$F$25]^[.B33]-1" office:value-type="float" office:value="61.4614555052225">
            <text:p>61,46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85">
            <text:p>185</text:p>
          </table:table-cell>
          <table:table-cell table:style-name="ce1" table:formula="of:=[.O33]/[.P33]" office:value-type="float" office:value="0.432203389830509">
            <text:p>0,43220</text:p>
          </table:table-cell>
          <table:table-cell table:formula="of:=[.P33]/[.Q33]" office:value-type="float" office:value="0.637837837837838">
            <text:p>0,64</text:p>
          </table:table-cell>
          <table:table-cell table:formula="of:=[.O33]-(ROUND([.S33]))" office:value-type="float" office:value="50">
            <text:p>50</text:p>
          </table:table-cell>
          <table:table-cell table:formula="of:=IF([.T33]=0;&quot;OK&quot;;&quot;FEHLER&quot;)" office:value-type="string" office:string-value="FEHLER">
            <text:p>FEHLER</text:p>
          </table:table-cell>
          <table:table-cell table:formula="of:=([.O33]*50)/(450*1.09^[.L33])" office:value-type="float" office:value="0.507441198724459">
            <text:p>0,5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table:formula="of:=[.$C$29]*[.$F$27]^([.B34]-1)" office:value-type="float" office:value="62.622762715542">
            <text:p>62,62276</text:p>
          </table:table-cell>
          <table:table-cell table:style-name="ce3" table:formula="of:=ROUND([.C34];0)" office:value-type="float" office:value="63">
            <text:p>63</text:p>
          </table:table-cell>
          <table:table-cell table:formula="of:=[.D34]-[.G7]" office:value-type="float" office:value="0">
            <text:p>0</text:p>
          </table:table-cell>
          <table:table-cell/>
          <table:table-cell table:formula="of:=[.$C$29]*[.$F$25]^[.B34]-1" office:value-type="float" office:value="64.3041106422052">
            <text:p>64,3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201">
            <text:p>201</text:p>
          </table:table-cell>
          <table:table-cell table:style-name="ce1" table:formula="of:=[.O34]/[.P34]" office:value-type="float" office:value="0.4296875">
            <text:p>0,42969</text:p>
          </table:table-cell>
          <table:table-cell table:formula="of:=[.P34]/[.Q34]" office:value-type="float" office:value="0.63681592039801">
            <text:p>0,64</text:p>
          </table:table-cell>
          <table:table-cell table:formula="of:=[.O34]-(ROUND([.S34]))" office:value-type="float" office:value="54">
            <text:p>54</text:p>
          </table:table-cell>
          <table:table-cell table:formula="of:=IF([.T34]=0;&quot;OK&quot;;&quot;FEHLER&quot;)" office:value-type="string" office:string-value="FEHLER">
            <text:p>FEHLER</text:p>
          </table:table-cell>
          <table:table-cell table:formula="of:=([.O34]*50)/(450*1.09^[.L34])" office:value-type="float" office:value="0.502055512319576">
            <text:p>0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table:formula="of:=[.$C$29]*[.$F$27]^([.B35]-1)" office:value-type="float" office:value="65.5065409385927">
            <text:p>65,50654</text:p>
          </table:table-cell>
          <table:table-cell table:style-name="ce3" table:formula="of:=ROUND([.C35];0)" office:value-type="float" office:value="66">
            <text:p>66</text:p>
          </table:table-cell>
          <table:table-cell table:formula="of:=[.D35]-[.G8]" office:value-type="float" office:value="0">
            <text:p>0</text:p>
          </table:table-cell>
          <table:table-cell/>
          <table:table-cell table:formula="of:=[.$C$29]*[.$F$25]^[.B35]-1" office:value-type="float" office:value="67.2761365753446">
            <text:p>67,28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219">
            <text:p>219</text:p>
          </table:table-cell>
          <table:table-cell table:style-name="ce1" table:formula="of:=[.O35]/[.P35]" office:value-type="float" office:value="0.428571428571429">
            <text:p>0,42857</text:p>
          </table:table-cell>
          <table:table-cell table:formula="of:=[.P35]/[.Q35]" office:value-type="float" office:value="0.639269406392694">
            <text:p>0,64</text:p>
          </table:table-cell>
          <table:table-cell table:formula="of:=[.O35]-(ROUND([.S35]))" office:value-type="float" office:value="59">
            <text:p>59</text:p>
          </table:table-cell>
          <table:table-cell table:formula="of:=IF([.T35]=0;&quot;OK&quot;;&quot;FEHLER&quot;)" office:value-type="string" office:string-value="FEHLER">
            <text:p>FEHLER</text:p>
          </table:table-cell>
          <table:table-cell table:formula="of:=([.O35]*50)/(450*1.09^[.L35])" office:value-type="float" office:value="0.502474240853621">
            <text:p>0,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table:formula="of:=[.$C$29]*[.$F$27]^([.B36]-1)" office:value-type="float" office:value="68.5231171488149">
            <text:p>68,52312</text:p>
          </table:table-cell>
          <table:table-cell table:style-name="ce3" table:formula="of:=ROUND([.C36];0)" office:value-type="float" office:value="69">
            <text:p>69</text:p>
          </table:table-cell>
          <table:table-cell table:formula="of:=[.D36]-[.G9]" office:value-type="float" office:value="0">
            <text:p>0</text:p>
          </table:table-cell>
          <table:table-cell/>
          <table:table-cell table:formula="of:=[.$C$29]*[.$F$25]^[.B36]-1" office:value-type="float" office:value="70.3834210406099">
            <text:p>70,38</text:p>
          </table:table-cell>
          <table:table-cell table:number-columns-repeated="4"/>
          <table:table-cell/>
          <table:table-cell table:number-columns-repeated="2"/>
          <table:table-cell table:number-columns-repeated="2"/>
          <table:table-cell/>
          <table:table-cell table:style-name="ce1" table:formula="of:=SUM([.R9:.R35])/27" office:value-type="float" office:value="0.433870448930132">
            <text:p>0,43387</text:p>
          </table:table-cell>
          <table:table-cell table:number-columns-repeated="3"/>
          <table:table-cell table:formula="of:=([.O36]*50)/(450*1.09^[.L36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table:formula="of:=[.$C$29]*[.$F$27]^([.B37]-1)" office:value-type="float" office:value="71.6786066935179">
            <text:p>71,67861</text:p>
          </table:table-cell>
          <table:table-cell table:style-name="ce3" table:formula="of:=ROUND([.C37];0)" office:value-type="float" office:value="72">
            <text:p>72</text:p>
          </table:table-cell>
          <table:table-cell table:formula="of:=[.D37]-[.G10]" office:value-type="float" office:value="0">
            <text:p>0</text:p>
          </table:table-cell>
          <table:table-cell/>
          <table:table-cell table:formula="of:=[.$C$29]*[.$F$25]^[.B37]-1" office:value-type="float" office:value="73.6321197280673">
            <text:p>73,63</text:p>
          </table:table-cell>
          <table:table-cell table:number-columns-repeated="4"/>
          <table:table-cell/>
          <table:table-cell/>
          <table:table-cell table:style-name="ce1"/>
          <table:table-cell/>
          <table:table-cell table:number-columns-repeated="6"/>
          <table:table-cell table:formula="of:=([.O37]*50)/(450*1.09^[.L37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table:formula="of:=[.$C$29]*[.$F$27]^([.B38]-1)" office:value-type="float" office:value="74.9794065317544">
            <text:p>74,97941</text:p>
          </table:table-cell>
          <table:table-cell table:style-name="ce3" table:formula="of:=ROUND([.C38];0)" office:value-type="float" office:value="75">
            <text:p>75</text:p>
          </table:table-cell>
          <table:table-cell table:formula="of:=[.D38]-[.G11]" office:value-type="float" office:value="0">
            <text:p>0</text:p>
          </table:table-cell>
          <table:table-cell/>
          <table:table-cell table:formula="of:=[.$C$29]*[.$F$25]^[.B38]-1" office:value-type="float" office:value="77.0286684766177">
            <text:p>77,03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/>
          <table:table-cell table:number-columns-repeated="18"/>
        </table:table-row>
        <table:table-row table:style-name="ro1">
          <table:table-cell table:number-columns-repeated="17"/>
          <table:table-cell/>
          <table:table-cell table:number-columns-repeated="4"/>
        </table:table-row>
        <table:table-row table:style-name="ro1">
          <table:table-cell table:number-columns-repeated="3"/>
          <table:table-cell table:formula="of:=[.C29]*[.F27]^([.B30]-1)" office:value-type="float" office:value="52.3025">
            <text:p>52,3</text:p>
          </table:table-cell>
          <table:table-cell table:number-columns-repeated="9"/>
          <table:table-cell office:value-type="float" office:value="6">
            <text:p>6</text:p>
          </table:table-cell>
          <table:table-cell table:formula="of:=1.09^[.L11]" office:value-type="float" office:value="1.677100110841">
            <text:p>1,68</text:p>
          </table:table-cell>
          <table:table-cell table:formula="of:=[.P12]/[.P11]" office:value-type="float" office:value="1.11111111111111">
            <text:p>1,11</text:p>
          </table:table-cell>
          <table:table-cell table:formula="of:=1.19*4*[.O41]" office:value-type="float" office:value="7.98299652760316">
            <text:p>7,98</text:p>
          </table:table-cell>
          <table:table-cell table:formula="of:=[.O11]/[.O41]" office:value-type="float" office:value="4.77013861503373">
            <text:p>4,77</text:p>
          </table:table-cell>
          <table:table-cell table:formula="of:=[.R41]/4" office:value-type="float" office:value="1.19253465375843">
            <text:p>1,19</text:p>
          </table:table-cell>
          <table:table-cell/>
          <table:table-cell>
            <draw:frame table:end-cell-address="Tabelle1.Y64" table:end-x="2.231cm" table:end-y="0.356cm" draw:z-index="1" draw:style-name="gr1" svg:width="10.788cm" svg:height="10.382cm" svg:x="0.475cm" svg:y="0.361cm">
              <draw:object draw:notify-on-update-of-ranges="Tabelle1.L6:Tabelle1.L35 Tabelle1.O6:Tabelle1.O35 Tabelle1.Q6:Tabelle1.Q35 Tabelle1.P6:Tabelle1.P3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C30]*[.F28]^([.B31]-1)" office:value-type="float" office:value="0">
            <text:p>0</text:p>
          </table:table-cell>
          <table:table-cell table:number-columns-repeated="7"/>
          <table:table-cell table:style-name="ce4"/>
          <table:table-cell/>
          <table:table-cell office:value-type="float" office:value="7">
            <text:p>7</text:p>
          </table:table-cell>
          <table:table-cell table:formula="of:=1.09^[.L12]" office:value-type="float" office:value="1.82803912081669">
            <text:p>1,83</text:p>
          </table:table-cell>
          <table:table-cell table:formula="of:=[.P13]/[.P12]" office:value-type="float" office:value="1.05">
            <text:p>1,05</text:p>
          </table:table-cell>
          <table:table-cell table:formula="of:=1.19*4*[.O42]" office:value-type="float" office:value="8.70146621508745">
            <text:p>8,7</text:p>
          </table:table-cell>
          <table:table-cell table:formula="of:=[.O12]/[.O42]" office:value-type="float" office:value="4.92330820358986">
            <text:p>4,92</text:p>
          </table:table-cell>
          <table:table-cell table:formula="of:=[.R42]/4" office:value-type="float" office:value="1.23082705089746">
            <text:p>1,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31]*[.F29]^([.B32]-1)" office:value-type="float" office:value="0">
            <text:p>0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1.09^[.L13]" office:value-type="float" office:value="1.99256264169019">
            <text:p>1,99</text:p>
          </table:table-cell>
          <table:table-cell table:formula="of:=[.P14]/[.P13]" office:value-type="float" office:value="1.0952380952381">
            <text:p>1,1</text:p>
          </table:table-cell>
          <table:table-cell table:formula="of:=1.19*4*[.O43]" office:value-type="float" office:value="9.48459817444532">
            <text:p>9,48</text:p>
          </table:table-cell>
          <table:table-cell table:formula="of:=[.O13]/[.O43]" office:value-type="float" office:value="4.51679651705491">
            <text:p>4,52</text:p>
          </table:table-cell>
          <table:table-cell table:formula="of:=[.R43]/4" office:value-type="float" office:value="1.12919912926373">
            <text:p>1,13</text:p>
          </table:table-cell>
          <table:table-cell table:formula="of:=2*14000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2]*[.F30]^([.B33]-1)" office:value-type="float" office:value="0">
            <text:p>0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1.09^[.L14]" office:value-type="float" office:value="2.17189327944231">
            <text:p>2,17</text:p>
          </table:table-cell>
          <table:table-cell table:formula="of:=[.P15]/[.P14]" office:value-type="float" office:value="1.08695652173913">
            <text:p>1,09</text:p>
          </table:table-cell>
          <table:table-cell table:formula="of:=1.19*4*[.O44]" office:value-type="float" office:value="10.3382120101454">
            <text:p>10,34</text:p>
          </table:table-cell>
          <table:table-cell table:formula="of:=[.O14]/[.O44]" office:value-type="float" office:value="4.60427779516301">
            <text:p>4,6</text:p>
          </table:table-cell>
          <table:table-cell table:formula="of:=[.R44]/4" office:value-type="float" office:value="1.15106944879075">
            <text:p>1,15</text:p>
          </table:table-cell>
          <table:table-cell table:formula="of:=2*([.T43]/[.R4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3]*[.F31]^([.B34]-1)" office:value-type="float" office:value="0">
            <text:p>0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1.09^[.L15]" office:value-type="float" office:value="2.36736367459212">
            <text:p>2,37</text:p>
          </table:table-cell>
          <table:table-cell table:formula="of:=[.P16]/[.P15]" office:value-type="float" office:value="1.12">
            <text:p>1,12</text:p>
          </table:table-cell>
          <table:table-cell table:formula="of:=1.19*4*[.O45]" office:value-type="float" office:value="11.2686510910585">
            <text:p>11,27</text:p>
          </table:table-cell>
          <table:table-cell table:formula="of:=[.O15]/[.O45]" office:value-type="float" office:value="4.64651887585258">
            <text:p>4,65</text:p>
          </table:table-cell>
          <table:table-cell table:formula="of:=[.R45]/4" office:value-type="float" office:value="1.16162971896314">
            <text:p>1,16</text:p>
          </table:table-cell>
          <table:table-cell table:formula="of:=[.T43]/2.5" office:value-type="float" office:value="11200">
            <text:p>1120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1">
            <text:p>11</text:p>
          </table:table-cell>
          <table:table-cell table:formula="of:=1.09^[.L16]" office:value-type="float" office:value="2.58042640530541">
            <text:p>2,58</text:p>
          </table:table-cell>
          <table:table-cell table:formula="of:=[.P17]/[.P16]" office:value-type="float" office:value="1.07142857142857">
            <text:p>1,07</text:p>
          </table:table-cell>
          <table:table-cell table:formula="of:=1.19*4*[.O46]" office:value-type="float" office:value="12.2828296892538">
            <text:p>12,28</text:p>
          </table:table-cell>
          <table:table-cell table:formula="of:=[.O16]/[.O46]" office:value-type="float" office:value="4.65039420435621">
            <text:p>4,65</text:p>
          </table:table-cell>
          <table:table-cell table:formula="of:=[.R46]/4" office:value-type="float" office:value="1.16259855108905">
            <text:p>1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1.09^[.L17]" office:value-type="float" office:value="2.8126647817829">
            <text:p>2,81</text:p>
          </table:table-cell>
          <table:table-cell table:formula="of:=[.P18]/[.P17]" office:value-type="float" office:value="1.1">
            <text:p>1,1</text:p>
          </table:table-cell>
          <table:table-cell table:formula="of:=1.19*4*[.O47]" office:value-type="float" office:value="13.3882843612866">
            <text:p>13,39</text:p>
          </table:table-cell>
          <table:table-cell table:formula="of:=[.O17]/[.O47]" office:value-type="float" office:value="4.62195142634791">
            <text:p>4,62</text:p>
          </table:table-cell>
          <table:table-cell table:formula="of:=[.R47]/4" office:value-type="float" office:value="1.15548785658698">
            <text:p>1,16</text:p>
          </table:table-cell>
          <table:table-cell table:formula="of:=[.T43]/[.T45]" office:value-type="float" office:value="2.5">
            <text:p>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"/>
          <table:table-cell office:value-type="float" office:value="13">
            <text:p>13</text:p>
          </table:table-cell>
          <table:table-cell table:formula="of:=1.09^[.L18]" office:value-type="float" office:value="3.06580461214336">
            <text:p>3,07</text:p>
          </table:table-cell>
          <table:table-cell table:formula="of:=[.P19]/[.P18]" office:value-type="float" office:value="1.09090909090909">
            <text:p>1,09</text:p>
          </table:table-cell>
          <table:table-cell table:formula="of:=1.19*4*[.O48]" office:value-type="float" office:value="14.5932299538024">
            <text:p>14,59</text:p>
          </table:table-cell>
          <table:table-cell table:formula="of:=[.O18]/[.O48]" office:value-type="float" office:value="4.56650105637761">
            <text:p>4,57</text:p>
          </table:table-cell>
          <table:table-cell table:formula="of:=[.R48]/4" office:value-type="float" office:value="1.1416252640944">
            <text:p>1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10"/>
          <table:table-cell office:value-type="float" office:value="14">
            <text:p>14</text:p>
          </table:table-cell>
          <table:table-cell table:formula="of:=1.09^[.L19]" office:value-type="float" office:value="3.34172702723626">
            <text:p>3,34</text:p>
          </table:table-cell>
          <table:table-cell table:formula="of:=[.P20]/[.P19]" office:value-type="float" office:value="1.08333333333333">
            <text:p>1,08</text:p>
          </table:table-cell>
          <table:table-cell table:formula="of:=1.19*4*[.O49]" office:value-type="float" office:value="15.9066206496446">
            <text:p>15,91</text:p>
          </table:table-cell>
          <table:table-cell table:formula="of:=[.O19]/[.O49]" office:value-type="float" office:value="4.78794344050077">
            <text:p>4,79</text:p>
          </table:table-cell>
          <table:table-cell table:formula="of:=[.R49]/4" office:value-type="float" office:value="1.19698586012519">
            <text:p>1,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15">
            <text:p>15</text:p>
          </table:table-cell>
          <table:table-cell table:formula="of:=1.09^[.L20]" office:value-type="float" office:value="3.64248245968752">
            <text:p>3,64</text:p>
          </table:table-cell>
          <table:table-cell table:formula="of:=[.P21]/[.P20]" office:value-type="float" office:value="1.07692307692308">
            <text:p>1,08</text:p>
          </table:table-cell>
          <table:table-cell table:formula="of:=1.19*4*[.O50]" office:value-type="float" office:value="17.3382165081126">
            <text:p>17,34</text:p>
          </table:table-cell>
          <table:table-cell table:formula="of:=[.O20]/[.O50]" office:value-type="float" office:value="4.667146702323">
            <text:p>4,67</text:p>
          </table:table-cell>
          <table:table-cell table:formula="of:=[.R50]/4" office:value-type="float" office:value="1.16678667558075">
            <text:p>1,17</text:p>
          </table:table-cell>
          <table:table-cell table:number-columns-repeated="3"/>
        </table:table-row>
        <table:table-row table:style-name="ro1">
          <table:table-cell/>
          <table:table-cell table:formula="of:=[.B48]/[.B47]" office:value-type="float" office:value="1.3">
            <text:p>1,3</text:p>
          </table:table-cell>
          <table:table-cell table:formula="of:=[.C48]/[.C47]" office:value-type="float" office:value="1.26666666666667">
            <text:p>1,27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f:=1.09^[.L21]" office:value-type="float" office:value="3.9703058810594">
            <text:p>3,97</text:p>
          </table:table-cell>
          <table:table-cell table:formula="of:=[.P22]/[.P21]" office:value-type="float" office:value="1.0952380952381">
            <text:p>1,1</text:p>
          </table:table-cell>
          <table:table-cell table:formula="of:=1.19*4*[.O51]" office:value-type="float" office:value="18.8986559938428">
            <text:p>18,9</text:p>
          </table:table-cell>
          <table:table-cell table:formula="of:=[.O21]/[.O51]" office:value-type="float" office:value="4.53365572810653">
            <text:p>4,53</text:p>
          </table:table-cell>
          <table:table-cell table:formula="of:=[.R51]/4" office:value-type="float" office:value="1.13341393202663">
            <text:p>1,13</text:p>
          </table:table-cell>
          <table:table-cell table:number-columns-repeated="3"/>
        </table:table-row>
        <table:table-row table:style-name="ro1">
          <table:table-cell/>
          <table:table-cell table:formula="of:=[.B49]/[.B48]" office:value-type="float" office:value="1.07692307692308">
            <text:p>1,08</text:p>
          </table:table-cell>
          <table:table-cell table:formula="of:=[.C49]/[.C48]" office:value-type="float" office:value="1.10526315789474">
            <text:p>1,11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f:=1.09^[.L22]" office:value-type="float" office:value="4.32763341035475">
            <text:p>4,33</text:p>
          </table:table-cell>
          <table:table-cell table:formula="of:=[.P23]/[.P22]" office:value-type="float" office:value="1.08695652173913">
            <text:p>1,09</text:p>
          </table:table-cell>
          <table:table-cell table:formula="of:=1.19*4*[.O52]" office:value-type="float" office:value="20.5995350332886">
            <text:p>20,6</text:p>
          </table:table-cell>
          <table:table-cell table:formula="of:=[.O22]/[.O52]" office:value-type="float" office:value="4.39039035851295">
            <text:p>4,39</text:p>
          </table:table-cell>
          <table:table-cell table:formula="of:=[.R52]/4" office:value-type="float" office:value="1.09759758962824">
            <text:p>1,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">
            <text:p>18</text:p>
          </table:table-cell>
          <table:table-cell table:formula="of:=1.09^[.L23]" office:value-type="float" office:value="4.71712041728668">
            <text:p>4,72</text:p>
          </table:table-cell>
          <table:table-cell table:formula="of:=[.P24]/[.P23]" office:value-type="float" office:value="1.08">
            <text:p>1,08</text:p>
          </table:table-cell>
          <table:table-cell table:formula="of:=1.19*4*[.O53]" office:value-type="float" office:value="22.4534931862846">
            <text:p>22,45</text:p>
          </table:table-cell>
          <table:table-cell table:formula="of:=[.O23]/[.O53]" office:value-type="float" office:value="4.66386228330685">
            <text:p>4,66</text:p>
          </table:table-cell>
          <table:table-cell table:formula="of:=[.R53]/4" office:value-type="float" office:value="1.16596557082671">
            <text:p>1,17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51:.B52])/2" office:value-type="float" office:value="1.18846153846154">
            <text:p>1,18846</text:p>
          </table:table-cell>
          <table:table-cell table:style-name="ce1" table:formula="of:=SUM([.C51:.C52])/2" office:value-type="float" office:value="1.1859649122807">
            <text:p>1,18596</text:p>
          </table:table-cell>
          <table:table-cell table:number-columns-repeated="3" table:style-name="ce1"/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/>
          <table:table-cell/>
          <table:table-cell/>
          <table:table-cell table:number-columns-repeated="2" table:style-name="ce1"/>
          <table:table-cell office:value-type="float" office:value="19">
            <text:p>19</text:p>
          </table:table-cell>
          <table:table-cell table:formula="of:=1.09^[.L24]" office:value-type="float" office:value="5.14166125484248">
            <text:p>5,14</text:p>
          </table:table-cell>
          <table:table-cell table:formula="of:=[.P25]/[.P24]" office:value-type="float" office:value="1.09259259259259">
            <text:p>1,09</text:p>
          </table:table-cell>
          <table:table-cell table:formula="of:=1.19*4*[.O54]" office:value-type="float" office:value="24.4743075730502">
            <text:p>24,47</text:p>
          </table:table-cell>
          <table:table-cell table:formula="of:=[.O24]/[.O54]" office:value-type="float" office:value="4.6677520767041">
            <text:p>4,67</text:p>
          </table:table-cell>
          <table:table-cell table:formula="of:=[.R54]/4" office:value-type="float" office:value="1.16693801917603">
            <text:p>1,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5">
            <text:p>1,5</text:p>
          </table:table-cell>
          <table:table-cell table:number-columns-repeated="5"/>
          <table:table-cell office:value-type="float" office:value="20">
            <text:p>20</text:p>
          </table:table-cell>
          <table:table-cell table:formula="of:=1.09^[.L25]" office:value-type="float" office:value="5.6044107677783">
            <text:p>5,6</text:p>
          </table:table-cell>
          <table:table-cell table:formula="of:=[.P26]/[.P25]" office:value-type="float" office:value="1.10169491525424">
            <text:p>1,1</text:p>
          </table:table-cell>
          <table:table-cell table:formula="of:=1.19*4*[.O55]" office:value-type="float" office:value="26.6769952546247">
            <text:p>26,68</text:p>
          </table:table-cell>
          <table:table-cell table:formula="of:=[.O25]/[.O55]" office:value-type="float" office:value="4.63920313433894">
            <text:p>4,64</text:p>
          </table:table-cell>
          <table:table-cell table:formula="of:=[.R55]/4" office:value-type="float" office:value="1.15980078358474">
            <text:p>1,16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([.B54]+[.C54]+[.D54]+[.E54]+[.F54]+[.G54]+[.J54]+[.L54]+[.M54])/9" office:value-type="float" office:value="3.4860473834158">
            <text:p>3,48605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5"/>
          <table:table-cell office:value-type="float" office:value="21">
            <text:p>21</text:p>
          </table:table-cell>
          <table:table-cell table:formula="of:=1.09^[.L26]" office:value-type="float" office:value="6.10880773687835">
            <text:p>6,11</text:p>
          </table:table-cell>
          <table:table-cell table:formula="of:=[.P27]/[.P26]" office:value-type="float" office:value="1.07692307692308">
            <text:p>1,08</text:p>
          </table:table-cell>
          <table:table-cell table:formula="of:=1.19*4*[.O56]" office:value-type="float" office:value="29.0779248275409">
            <text:p>29,08</text:p>
          </table:table-cell>
          <table:table-cell table:formula="of:=[.O26]/[.O56]" office:value-type="float" office:value="4.583545792572">
            <text:p>4,58</text:p>
          </table:table-cell>
          <table:table-cell table:formula="of:=[.R56]/4" office:value-type="float" office:value="1.145886448143">
            <text:p>1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041">
            <text:p>1,2</text:p>
          </table:table-cell>
          <table:table-cell table:number-columns-repeated="11"/>
          <table:table-cell office:value-type="float" office:value="22">
            <text:p>22</text:p>
          </table:table-cell>
          <table:table-cell table:formula="of:=1.09^[.L27]" office:value-type="float" office:value="6.6586004331974">
            <text:p>6,66</text:p>
          </table:table-cell>
          <table:table-cell table:formula="of:=[.P28]/[.P27]" office:value-type="float" office:value="1.1">
            <text:p>1,1</text:p>
          </table:table-cell>
          <table:table-cell table:formula="of:=1.19*4*[.O57]" office:value-type="float" office:value="31.6949380620196">
            <text:p>31,69</text:p>
          </table:table-cell>
          <table:table-cell table:formula="of:=[.O27]/[.O57]" office:value-type="float" office:value="4.50545130331454">
            <text:p>4,51</text:p>
          </table:table-cell>
          <table:table-cell table:formula="of:=[.R57]/4" office:value-type="float" office:value="1.12636282582864">
            <text:p>1,1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table:number-columns-repeated="4"/>
          <table:table-cell/>
          <table:table-cell office:value-type="float" office:value="23">
            <text:p>23</text:p>
          </table:table-cell>
          <table:table-cell table:formula="of:=1.09^[.L28]" office:value-type="float" office:value="7.25787447218517">
            <text:p>7,26</text:p>
          </table:table-cell>
          <table:table-cell table:formula="of:=[.P29]/[.P28]" office:value-type="float" office:value="1.09090909090909">
            <text:p>1,09</text:p>
          </table:table-cell>
          <table:table-cell table:formula="of:=1.19*4*[.O58]" office:value-type="float" office:value="34.5474824876014">
            <text:p>34,55</text:p>
          </table:table-cell>
          <table:table-cell table:formula="of:=[.O28]/[.O58]" office:value-type="float" office:value="4.54678571894128">
            <text:p>4,55</text:p>
          </table:table-cell>
          <table:table-cell table:formula="of:=[.R58]/4" office:value-type="float" office:value="1.13669642973532">
            <text:p>1,1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0">
            <text:p>10,00000</text:p>
          </table:table-cell>
          <table:table-cell table:style-name="ce1" office:value-type="float" office:value="15">
            <text:p>15,00000</text:p>
          </table:table-cell>
          <table:table-cell table:style-name="ce1"/>
          <table:table-cell table:style-name="ce1" table:formula="of:=60/55" office:value-type="float" office:value="1.09090909090909">
            <text:p>1,09091</text:p>
          </table:table-cell>
          <table:table-cell table:style-name="ce1"/>
          <table:table-cell/>
          <table:table-cell office:value-type="float" office:value="1.5">
            <text:p>1,5</text:p>
          </table:table-cell>
          <table:table-cell table:number-columns-repeated="5"/>
          <table:table-cell office:value-type="float" office:value="24">
            <text:p>24</text:p>
          </table:table-cell>
          <table:table-cell table:formula="of:=1.09^[.L29]" office:value-type="float" office:value="7.91108317468183">
            <text:p>7,91</text:p>
          </table:table-cell>
          <table:table-cell table:formula="of:=[.P30]/[.P29]" office:value-type="float" office:value="1.08333333333333">
            <text:p>1,08</text:p>
          </table:table-cell>
          <table:table-cell table:formula="of:=1.19*4*[.O59]" office:value-type="float" office:value="37.6567559114855">
            <text:p>37,66</text:p>
          </table:table-cell>
          <table:table-cell table:formula="of:=[.O29]/[.O59]" office:value-type="float" office:value="4.55057786716392">
            <text:p>4,55</text:p>
          </table:table-cell>
          <table:table-cell table:formula="of:=[.R59]/4" office:value-type="float" office:value="1.13764446679098">
            <text:p>1,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B59]*1.25" office:value-type="float" office:value="12.5">
            <text:p>12,50000</text:p>
          </table:table-cell>
          <table:table-cell table:style-name="ce1" table:formula="of:=[.C59]*1.25" office:value-type="float" office:value="18.75">
            <text:p>18,75000</text:p>
          </table:table-cell>
          <table:table-cell table:style-name="ce1"/>
          <table:table-cell table:style-name="ce1" table:formula="of:=55/51" office:value-type="float" office:value="1.07843137254902">
            <text:p>1,07843</text:p>
          </table:table-cell>
          <table:table-cell table:style-name="ce1"/>
          <table:table-cell/>
          <table:table-cell office:value-type="float" office:value="2.5">
            <text:p>2,5</text:p>
          </table:table-cell>
          <table:table-cell table:number-columns-repeated="3"/>
          <table:table-cell table:style-name="ce1" table:number-columns-repeated="2"/>
          <table:table-cell office:value-type="float" office:value="25">
            <text:p>25</text:p>
          </table:table-cell>
          <table:table-cell table:formula="of:=1.09^[.L30]" office:value-type="float" office:value="8.6230806604032">
            <text:p>8,62</text:p>
          </table:table-cell>
          <table:table-cell table:formula="of:=[.P31]/[.P30]" office:value-type="float" office:value="1.08791208791209">
            <text:p>1,09</text:p>
          </table:table-cell>
          <table:table-cell table:formula="of:=1.19*4*[.O60]" office:value-type="float" office:value="41.0458639435192">
            <text:p>41,05</text:p>
          </table:table-cell>
          <table:table-cell table:formula="of:=[.O30]/[.O60]" office:value-type="float" office:value="4.5227455866308">
            <text:p>4,52</text:p>
          </table:table-cell>
          <table:table-cell table:formula="of:=[.R60]/4" office:value-type="float" office:value="1.1306863966577">
            <text:p>1,1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B59]*1.4" office:value-type="float" office:value="14">
            <text:p>14,00000</text:p>
          </table:table-cell>
          <table:table-cell table:style-name="ce1" table:formula="of:=[.C59]*1.4" office:value-type="float" office:value="21">
            <text:p>21,00000</text:p>
          </table:table-cell>
          <table:table-cell table:style-name="ce1"/>
          <table:table-cell table:style-name="ce1" table:formula="of:=51/47" office:value-type="float" office:value="1.08510638297872">
            <text:p>1,08511</text:p>
          </table:table-cell>
          <table:table-cell table:style-name="ce1" table:number-columns-repeated="8"/>
          <table:table-cell office:value-type="float" office:value="26">
            <text:p>26</text:p>
          </table:table-cell>
          <table:table-cell table:formula="of:=1.09^[.L31]" office:value-type="float" office:value="9.39915791983949">
            <text:p>9,4</text:p>
          </table:table-cell>
          <table:table-cell table:formula="of:=[.P32]/[.P31]" office:value-type="float" office:value="1.09090909090909">
            <text:p>1,09</text:p>
          </table:table-cell>
          <table:table-cell table:formula="of:=1.19*4*[.O61]" office:value-type="float" office:value="44.739991698436">
            <text:p>44,74</text:p>
          </table:table-cell>
          <table:table-cell table:formula="of:=[.O31]/[.O61]" office:value-type="float" office:value="4.57487791637555">
            <text:p>4,57</text:p>
          </table:table-cell>
          <table:table-cell table:formula="of:=[.R61]/4" office:value-type="float" office:value="1.14371947909389">
            <text:p>1,1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47/43" office:value-type="float" office:value="1.09302325581395">
            <text:p>1,09</text:p>
          </table:table-cell>
          <table:table-cell/>
          <table:table-cell office:value-type="float" office:value="59.5">
            <text:p>59,5</text:p>
          </table:table-cell>
          <table:table-cell office:value-type="float" office:value="4.9">
            <text:p>4,9</text:p>
          </table:table-cell>
          <table:table-cell table:number-columns-repeated="5"/>
          <table:table-cell office:value-type="float" office:value="27">
            <text:p>27</text:p>
          </table:table-cell>
          <table:table-cell table:formula="of:=1.09^[.L32]" office:value-type="float" office:value="10.245082132625">
            <text:p>10,25</text:p>
          </table:table-cell>
          <table:table-cell table:formula="of:=[.P33]/[.P32]" office:value-type="float" office:value="1.09259259259259">
            <text:p>1,09</text:p>
          </table:table-cell>
          <table:table-cell table:formula="of:=1.19*4*[.O62]" office:value-type="float" office:value="48.7665909512952">
            <text:p>48,77</text:p>
          </table:table-cell>
          <table:table-cell table:formula="of:=[.O32]/[.O62]" office:value-type="float" office:value="4.58756693129189">
            <text:p>4,59</text:p>
          </table:table-cell>
          <table:table-cell table:formula="of:=[.R62]/4" office:value-type="float" office:value="1.14689173282297">
            <text:p>1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43/39" office:value-type="float" office:value="1.1025641025641">
            <text:p>1,1</text:p>
          </table:table-cell>
          <table:table-cell table:style-name="ce1" table:formula="of:=59.5/[.F64]" office:value-type="float" office:value="4.48458259961857">
            <text:p>4,48458</text:p>
          </table:table-cell>
          <table:table-cell table:number-columns-repeated="7"/>
          <table:table-cell office:value-type="float" office:value="28">
            <text:p>28</text:p>
          </table:table-cell>
          <table:table-cell table:formula="of:=1.09^[.L33]" office:value-type="float" office:value="11.1671395245613">
            <text:p>11,17</text:p>
          </table:table-cell>
          <table:table-cell table:formula="of:=[.P34]/[.P33]" office:value-type="float" office:value="1.08474576271186">
            <text:p>1,08</text:p>
          </table:table-cell>
          <table:table-cell table:formula="of:=1.19*4*[.O63]" office:value-type="float" office:value="53.1555841369118">
            <text:p>53,16</text:p>
          </table:table-cell>
          <table:table-cell table:formula="of:=[.O33]/[.O63]" office:value-type="float" office:value="4.56697078852013">
            <text:p>4,57</text:p>
          </table:table-cell>
          <table:table-cell table:formula="of:=[.R63]/4" office:value-type="float" office:value="1.14174269713003">
            <text:p>1,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1.09^([.E64]/1)" office:value-type="float" office:value="13.2676784691313">
            <text:p>13,27</text:p>
          </table:table-cell>
          <table:table-cell table:style-name="ce1" table:formula="of:=[.$H$62]*(1.09^([.E64]-1))" office:value-type="float" office:value="59.6436922006819">
            <text:p>59,64369</text:p>
          </table:table-cell>
          <table:table-cell office:value-type="float" office:value="60">
            <text:p>60</text:p>
          </table:table-cell>
          <table:table-cell table:style-name="ce1" table:formula="of:=ROUND([.G64])-[.H64]" office:value-type="float" office:value="0">
            <text:p>0,00000</text:p>
          </table:table-cell>
          <table:table-cell table:number-columns-repeated="2"/>
          <table:table-cell table:style-name="ce1" table:number-columns-repeated="2"/>
          <table:table-cell office:value-type="float" office:value="29">
            <text:p>29</text:p>
          </table:table-cell>
          <table:table-cell table:formula="of:=1.09^[.L34]" office:value-type="float" office:value="12.1721820817718">
            <text:p>12,17</text:p>
          </table:table-cell>
          <table:table-cell table:formula="of:=[.P35]/[.P34]" office:value-type="float" office:value="1.09375">
            <text:p>1,09</text:p>
          </table:table-cell>
          <table:table-cell table:formula="of:=1.19*4*[.O64]" office:value-type="float" office:value="57.9395867092338">
            <text:p>57,94</text:p>
          </table:table-cell>
          <table:table-cell table:formula="of:=[.O34]/[.O64]" office:value-type="float" office:value="4.51849961087618">
            <text:p>4,52</text:p>
          </table:table-cell>
          <table:table-cell table:formula="of:=[.R64]/4" office:value-type="float" office:value="1.12962490271905">
            <text:p>1,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1.09^([.E65]/1)" office:value-type="float" office:value="12.1721820817718">
            <text:p>12,17</text:p>
          </table:table-cell>
          <table:table-cell table:style-name="ce1" table:formula="of:=[.$H$62]*(1.09^([.E65]-1))" office:value-type="float" office:value="54.7189836703504">
            <text:p>54,71898</text:p>
          </table:table-cell>
          <table:table-cell office:value-type="float" office:value="55">
            <text:p>55</text:p>
          </table:table-cell>
          <table:table-cell table:style-name="ce1" table:formula="of:=ROUND([.G65])-[.H65]" office:value-type="float" office:value="0">
            <text:p>0,00000</text:p>
          </table:table-cell>
          <table:table-cell table:number-columns-repeated="2"/>
          <table:table-cell table:style-name="ce1" table:number-columns-repeated="2"/>
          <table:table-cell office:value-type="float" office:value="30">
            <text:p>30</text:p>
          </table:table-cell>
          <table:table-cell table:formula="of:=1.09^[.L35]" office:value-type="float" office:value="13.2676784691313">
            <text:p>13,27</text:p>
          </table:table-cell>
          <table:table-cell table:formula="of:=[.P36]/[.P35]" office:value-type="float" office:value="0">
            <text:p>0</text:p>
          </table:table-cell>
          <table:table-cell table:formula="of:=1.19*4*[.O65]" office:value-type="float" office:value="63.1541495130649">
            <text:p>63,15</text:p>
          </table:table-cell>
          <table:table-cell table:formula="of:=[.O35]/[.O65]" office:value-type="float" office:value="4.52226816768259">
            <text:p>4,52</text:p>
          </table:table-cell>
          <table:table-cell table:formula="of:=[.R65]/4" office:value-type="float" office:value="1.13056704192065">
            <text:p>1,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1.09^([.E66]/1)" office:value-type="float" office:value="11.1671395245613">
            <text:p>11,17</text:p>
          </table:table-cell>
          <table:table-cell table:style-name="ce1" table:formula="of:=[.$H$62]*(1.09^([.E66]-1))" office:value-type="float" office:value="50.2009024498627">
            <text:p>50,20090</text:p>
          </table:table-cell>
          <table:table-cell office:value-type="float" office:value="51">
            <text:p>51</text:p>
          </table:table-cell>
          <table:table-cell table:style-name="ce1" table:formula="of:=ROUND([.G66])-[.H66]" office:value-type="float" office:value="-1">
            <text:p>-1,00000</text:p>
          </table:table-cell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1.09^([.E67]/1)" office:value-type="float" office:value="10.245082132625">
            <text:p>10,25</text:p>
          </table:table-cell>
          <table:table-cell table:style-name="ce1" table:formula="of:=[.$H$62]*(1.09^([.E67]-1))" office:value-type="float" office:value="46.0558738072135">
            <text:p>46,05587</text:p>
          </table:table-cell>
          <table:table-cell office:value-type="float" office:value="47">
            <text:p>47</text:p>
          </table:table-cell>
          <table:table-cell table:style-name="ce1" table:formula="of:=ROUND([.G67])-[.H67]" office:value-type="float" office:value="-1">
            <text:p>-1,000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1.09^([.E68]/1)" office:value-type="float" office:value="9.39915791983949">
            <text:p>9,4</text:p>
          </table:table-cell>
          <table:table-cell table:style-name="ce1" table:formula="of:=[.$H$62]*(1.09^([.E68]-1))" office:value-type="float" office:value="42.2530952359757">
            <text:p>42,25310</text:p>
          </table:table-cell>
          <table:table-cell office:value-type="float" office:value="43">
            <text:p>43</text:p>
          </table:table-cell>
          <table:table-cell table:style-name="ce1" table:formula="of:=ROUND([.G68])-[.H68]" office:value-type="float" office:value="-1">
            <text:p>-1,00000</text:p>
          </table:table-cell>
          <table:table-cell table:number-columns-repeated="2"/>
          <table:table-cell table:style-name="ce1" table:number-columns-repeated="2"/>
          <table:table-cell table:number-columns-repeated="3"/>
          <table:table-cell office:value-type="float" office:value="4.6">
            <text:p>4,6</text:p>
          </table:table-cell>
          <table:table-cell/>
          <table:table-cell table:style-name="ce1" table:formula="of:=SUM([.S41:.S65])/24" office:value-type="float" office:value="1.19926177188477">
            <text:p>1,199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1.09^([.E69]/1)" office:value-type="float" office:value="8.6230806604032">
            <text:p>8,62</text:p>
          </table:table-cell>
          <table:table-cell table:style-name="ce1" table:formula="of:=[.$H$62]*(1.09^([.E69]-1))" office:value-type="float" office:value="38.764307555941">
            <text:p>38,76431</text:p>
          </table:table-cell>
          <table:table-cell office:value-type="float" office:value="39">
            <text:p>39</text:p>
          </table:table-cell>
          <table:table-cell table:style-name="ce1" table:formula="of:=ROUND([.G69])-[.H69]" office:value-type="float" office:value="0">
            <text:p>0,000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1.09^([.E70]/1)" office:value-type="float" office:value="7.91108317468183">
            <text:p>7,91</text:p>
          </table:table-cell>
          <table:table-cell table:style-name="ce1" table:formula="of:=[.$H$62]*(1.09^([.E70]-1))" office:value-type="float" office:value="35.5635849137073">
            <text:p>35,56358</text:p>
          </table:table-cell>
          <table:table-cell office:value-type="float" office:value="36">
            <text:p>36</text:p>
          </table:table-cell>
          <table:table-cell table:style-name="ce1" table:formula="of:=ROUND([.G70])-[.H70]" office:value-type="float" office:value="0">
            <text:p>0,000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1.09^([.E71]/1)" office:value-type="float" office:value="7.25787447218517">
            <text:p>7,26</text:p>
          </table:table-cell>
          <table:table-cell table:style-name="ce1" table:formula="of:=[.$H$62]*(1.09^([.E71]-1))" office:value-type="float" office:value="32.6271421226673">
            <text:p>32,62714</text:p>
          </table:table-cell>
          <table:table-cell office:value-type="float" office:value="33">
            <text:p>33</text:p>
          </table:table-cell>
          <table:table-cell table:style-name="ce1" table:formula="of:=ROUND([.G71])-[.H71]" office:value-type="float" office:value="0">
            <text:p>0,00000</text:p>
          </table:table-cell>
          <table:table-cell office:value-type="float" office:value="33">
            <text:p>33</text:p>
          </table:table-cell>
          <table:table-cell/>
          <table:table-cell table:style-name="ce1" table:formula="of:=100*[.H71]/([.$M$58]*1.09^[.E71])" office:value-type="float" office:value="0">
            <text:p>#DIV/0!</text:p>
          </table:table-cell>
          <table:table-cell table:style-name="ce1" table:formula="of:=100*[.J71]/(700*1.09^[.E71])" office:value-type="float" office:value="0.649540816991612">
            <text:p>0,6495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1.09^([.E72]/1)" office:value-type="float" office:value="6.6586004331974">
            <text:p>6,66</text:p>
          </table:table-cell>
          <table:table-cell table:style-name="ce1" table:formula="of:=[.$H$62]*(1.09^([.E72]-1))" office:value-type="float" office:value="29.9331579107039">
            <text:p>29,93316</text:p>
          </table:table-cell>
          <table:table-cell office:value-type="float" office:value="30">
            <text:p>30</text:p>
          </table:table-cell>
          <table:table-cell table:style-name="ce1" table:formula="of:=ROUND([.G72])-[.H72]" office:value-type="float" office:value="0">
            <text:p>0,00000</text:p>
          </table:table-cell>
          <table:table-cell office:value-type="float" office:value="30">
            <text:p>30</text:p>
          </table:table-cell>
          <table:table-cell/>
          <table:table-cell table:style-name="ce1" table:formula="of:=100*[.H72]/([.$M$58]*1.09^[.E72])" office:value-type="float" office:value="0">
            <text:p>#DIV/0!</text:p>
          </table:table-cell>
          <table:table-cell table:style-name="ce1" table:formula="of:=100*[.J72]/(700*1.09^[.E72])" office:value-type="float" office:value="0.643635900473506">
            <text:p>0,643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1.09^([.E73]/1)" office:value-type="float" office:value="6.10880773687835">
            <text:p>6,11</text:p>
          </table:table-cell>
          <table:table-cell table:style-name="ce1" table:formula="of:=[.$H$62]*(1.09^([.E73]-1))" office:value-type="float" office:value="27.4616127621137">
            <text:p>27,46161</text:p>
          </table:table-cell>
          <table:table-cell office:value-type="float" office:value="28">
            <text:p>28</text:p>
          </table:table-cell>
          <table:table-cell table:style-name="ce1" table:formula="of:=ROUND([.G73])-[.H73]" office:value-type="float" office:value="-1">
            <text:p>-1,00000</text:p>
          </table:table-cell>
          <table:table-cell office:value-type="float" office:value="28">
            <text:p>28</text:p>
          </table:table-cell>
          <table:table-cell/>
          <table:table-cell table:style-name="ce1" table:formula="of:=100*[.H73]/([.$M$58]*1.09^[.E73])" office:value-type="float" office:value="0">
            <text:p>#DIV/0!</text:p>
          </table:table-cell>
          <table:table-cell table:style-name="ce1" table:formula="of:=100*[.J73]/(700*1.09^[.E73])" office:value-type="float" office:value="0.654792256081714">
            <text:p>0,6547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1.09^([.E74]/1)" office:value-type="float" office:value="5.6044107677783">
            <text:p>5,6</text:p>
          </table:table-cell>
          <table:table-cell table:style-name="ce1" table:formula="of:=[.$H$62]*(1.09^([.E74]-1))" office:value-type="float" office:value="25.1941401487281">
            <text:p>25,19414</text:p>
          </table:table-cell>
          <table:table-cell office:value-type="float" office:value="26">
            <text:p>26</text:p>
          </table:table-cell>
          <table:table-cell table:style-name="ce1" table:formula="of:=ROUND([.G74])-[.H74]" office:value-type="float" office:value="-1">
            <text:p>-1,00000</text:p>
          </table:table-cell>
          <table:table-cell office:value-type="float" office:value="26">
            <text:p>26</text:p>
          </table:table-cell>
          <table:table-cell/>
          <table:table-cell table:style-name="ce1" table:formula="of:=100*[.H74]/([.$M$58]*1.09^[.E74])" office:value-type="float" office:value="0">
            <text:p>#DIV/0!</text:p>
          </table:table-cell>
          <table:table-cell table:style-name="ce1" table:formula="of:=100*[.J74]/(700*1.09^[.E74])" office:value-type="float" office:value="0.662743304905563">
            <text:p>0,662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1.09^([.E75]/1)" office:value-type="float" office:value="5.14166125484248">
            <text:p>5,14</text:p>
          </table:table-cell>
          <table:table-cell table:style-name="ce1" table:formula="of:=[.$H$62]*(1.09^([.E75]-1))" office:value-type="float" office:value="23.1138900447047">
            <text:p>23,11389</text:p>
          </table:table-cell>
          <table:table-cell office:value-type="float" office:value="24">
            <text:p>24</text:p>
          </table:table-cell>
          <table:table-cell table:style-name="ce1" table:formula="of:=ROUND([.G75])-[.H75]" office:value-type="float" office:value="-1">
            <text:p>-1,00000</text:p>
          </table:table-cell>
          <table:table-cell office:value-type="float" office:value="24">
            <text:p>24</text:p>
          </table:table-cell>
          <table:table-cell/>
          <table:table-cell table:style-name="ce1" table:formula="of:=100*[.H75]/([.$M$58]*1.09^[.E75])" office:value-type="float" office:value="0">
            <text:p>#DIV/0!</text:p>
          </table:table-cell>
          <table:table-cell table:style-name="ce1" table:formula="of:=100*[.J75]/(700*1.09^[.E75])" office:value-type="float" office:value="0.666821725243443">
            <text:p>0,666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1.09^([.E76]/1)" office:value-type="float" office:value="4.71712041728668">
            <text:p>4,72</text:p>
          </table:table-cell>
          <table:table-cell table:style-name="ce1" table:formula="of:=[.$H$62]*(1.09^([.E76]-1))" office:value-type="float" office:value="21.2054037107383">
            <text:p>21,20540</text:p>
          </table:table-cell>
          <table:table-cell office:value-type="float" office:value="22">
            <text:p>22</text:p>
          </table:table-cell>
          <table:table-cell table:style-name="ce1" table:formula="of:=ROUND([.G76])-[.H76]" office:value-type="float" office:value="-1">
            <text:p>-1,00000</text:p>
          </table:table-cell>
          <table:table-cell office:value-type="float" office:value="22">
            <text:p>22</text:p>
          </table:table-cell>
          <table:table-cell/>
          <table:table-cell table:style-name="ce1" table:formula="of:=100*[.H76]/([.$M$58]*1.09^[.E76])" office:value-type="float" office:value="0">
            <text:p>#DIV/0!</text:p>
          </table:table-cell>
          <table:table-cell table:style-name="ce1" table:formula="of:=100*[.J76]/(700*1.09^[.E76])" office:value-type="float" office:value="0.666266040472407">
            <text:p>0,666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1.09^([.E77]/1)" office:value-type="float" office:value="4.32763341035475">
            <text:p>4,33</text:p>
          </table:table-cell>
          <table:table-cell table:style-name="ce1" table:formula="of:=[.$H$62]*(1.09^([.E77]-1))" office:value-type="float" office:value="19.4544988171911">
            <text:p>19,45450</text:p>
          </table:table-cell>
          <table:table-cell office:value-type="float" office:value="19">
            <text:p>19</text:p>
          </table:table-cell>
          <table:table-cell table:style-name="ce1" table:formula="of:=ROUND([.G77])-[.H77]" office:value-type="float" office:value="0">
            <text:p>0,00000</text:p>
          </table:table-cell>
          <table:table-cell office:value-type="float" office:value="19">
            <text:p>19</text:p>
          </table:table-cell>
          <table:table-cell/>
          <table:table-cell table:style-name="ce1" table:formula="of:=100*[.H77]/([.$M$58]*1.09^[.E77])" office:value-type="float" office:value="0">
            <text:p>#DIV/0!</text:p>
          </table:table-cell>
          <table:table-cell table:style-name="ce1" table:formula="of:=100*[.J77]/(700*1.09^[.E77])" office:value-type="float" office:value="0.627198622644707">
            <text:p>0,627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1.09^([.E78]/1)" office:value-type="float" office:value="3.9703058810594">
            <text:p>3,97</text:p>
          </table:table-cell>
          <table:table-cell table:style-name="ce1" table:formula="of:=[.$H$62]*(1.09^([.E78]-1))" office:value-type="float" office:value="17.8481640524689">
            <text:p>17,84816</text:p>
          </table:table-cell>
          <table:table-cell office:value-type="float" office:value="18">
            <text:p>18</text:p>
          </table:table-cell>
          <table:table-cell table:style-name="ce1" table:formula="of:=ROUND([.G78])-[.H78]" office:value-type="float" office:value="0">
            <text:p>0,00000</text:p>
          </table:table-cell>
          <table:table-cell office:value-type="float" office:value="18">
            <text:p>18</text:p>
          </table:table-cell>
          <table:table-cell/>
          <table:table-cell table:style-name="ce1" table:formula="of:=100*[.H78]/([.$M$58]*1.09^[.E78])" office:value-type="float" office:value="0">
            <text:p>#DIV/0!</text:p>
          </table:table-cell>
          <table:table-cell table:style-name="ce1" table:formula="of:=100*[.J78]/(700*1.09^[.E78])" office:value-type="float" office:value="0.647665104015219">
            <text:p>0,647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1.09^([.E79]/1)" office:value-type="float" office:value="3.64248245968752">
            <text:p>3,64</text:p>
          </table:table-cell>
          <table:table-cell table:style-name="ce1" table:formula="of:=[.$H$62]*(1.09^([.E79]-1))" office:value-type="float" office:value="16.3744624334577">
            <text:p>16,37446</text:p>
          </table:table-cell>
          <table:table-cell office:value-type="float" office:value="17">
            <text:p>17</text:p>
          </table:table-cell>
          <table:table-cell table:style-name="ce1" table:formula="of:=ROUND([.G79])-[.H79]" office:value-type="float" office:value="-1">
            <text:p>-1,00000</text:p>
          </table:table-cell>
          <table:table-cell office:value-type="float" office:value="17">
            <text:p>17</text:p>
          </table:table-cell>
          <table:table-cell/>
          <table:table-cell table:style-name="ce1" table:formula="of:=100*[.H79]/([.$M$58]*1.09^[.E79])" office:value-type="float" office:value="0">
            <text:p>#DIV/0!</text:p>
          </table:table-cell>
          <table:table-cell table:style-name="ce1" table:formula="of:=100*[.J79]/(700*1.09^[.E79])" office:value-type="float" office:value="0.666735243189">
            <text:p>0,666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1.09^([.E80]/1)" office:value-type="float" office:value="3.34172702723626">
            <text:p>3,34</text:p>
          </table:table-cell>
          <table:table-cell table:style-name="ce1" table:formula="of:=[.$H$62]*(1.09^([.E80]-1))" office:value-type="float" office:value="15.0224425995025">
            <text:p>15,02244</text:p>
          </table:table-cell>
          <table:table-cell office:value-type="float" office:value="16">
            <text:p>16</text:p>
          </table:table-cell>
          <table:table-cell table:style-name="ce1" table:formula="of:=ROUND([.G80])-[.H80]" office:value-type="float" office:value="-1">
            <text:p>-1,00000</text:p>
          </table:table-cell>
          <table:table-cell office:value-type="float" office:value="16">
            <text:p>16</text:p>
          </table:table-cell>
          <table:table-cell/>
          <table:table-cell table:style-name="ce1" table:formula="of:=100*[.H80]/([.$M$58]*1.09^[.E80])" office:value-type="float" office:value="0">
            <text:p>#DIV/0!</text:p>
          </table:table-cell>
          <table:table-cell table:style-name="ce1" table:formula="of:=100*[.J80]/(700*1.09^[.E80])" office:value-type="float" office:value="0.683991920071539">
            <text:p>0,6839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1.09^([.E81]/1)" office:value-type="float" office:value="3.06580461214336">
            <text:p>3,07</text:p>
          </table:table-cell>
          <table:table-cell table:style-name="ce1" table:formula="of:=[.$H$62]*(1.09^([.E81]-1))" office:value-type="float" office:value="13.7820574307362">
            <text:p>13,78206</text:p>
          </table:table-cell>
          <table:table-cell office:value-type="float" office:value="14">
            <text:p>14</text:p>
          </table:table-cell>
          <table:table-cell table:style-name="ce1" table:formula="of:=ROUND([.G81])-[.H81]" office:value-type="float" office:value="0">
            <text:p>0,00000</text:p>
          </table:table-cell>
          <table:table-cell office:value-type="float" office:value="14">
            <text:p>14</text:p>
          </table:table-cell>
          <table:table-cell/>
          <table:table-cell table:style-name="ce1" table:formula="of:=100*[.H81]/([.$M$58]*1.09^[.E81])" office:value-type="float" office:value="0">
            <text:p>#DIV/0!</text:p>
          </table:table-cell>
          <table:table-cell table:style-name="ce1" table:formula="of:=100*[.J81]/(700*1.09^[.E81])" office:value-type="float" office:value="0.65235729376823">
            <text:p>0,6523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1.09^([.E82]/1)" office:value-type="float" office:value="2.8126647817829">
            <text:p>2,81</text:p>
          </table:table-cell>
          <table:table-cell table:style-name="ce1" table:formula="of:=[.$H$62]*(1.09^([.E82]-1))" office:value-type="float" office:value="12.6440893859965">
            <text:p>12,64409</text:p>
          </table:table-cell>
          <table:table-cell office:value-type="float" office:value="13">
            <text:p>13</text:p>
          </table:table-cell>
          <table:table-cell table:style-name="ce1" table:formula="of:=ROUND([.G82])-[.H82]" office:value-type="float" office:value="0">
            <text:p>0,00000</text:p>
          </table:table-cell>
          <table:table-cell office:value-type="float" office:value="13">
            <text:p>13</text:p>
          </table:table-cell>
          <table:table-cell/>
          <table:table-cell table:style-name="ce1" table:formula="of:=100*[.H82]/([.$M$58]*1.09^[.E82])" office:value-type="float" office:value="0">
            <text:p>#DIV/0!</text:p>
          </table:table-cell>
          <table:table-cell table:style-name="ce1" table:formula="of:=100*[.J82]/(700*1.09^[.E82])" office:value-type="float" office:value="0.660278775192559">
            <text:p>0,660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1.09^([.E83]/1)" office:value-type="float" office:value="2.58042640530541">
            <text:p>2,58</text:p>
          </table:table-cell>
          <table:table-cell table:style-name="ce1" table:formula="of:=[.$H$62]*(1.09^([.E83]-1))" office:value-type="float" office:value="11.6000820055014">
            <text:p>11,60008</text:p>
          </table:table-cell>
          <table:table-cell office:value-type="float" office:value="12">
            <text:p>12</text:p>
          </table:table-cell>
          <table:table-cell table:style-name="ce1" table:formula="of:=ROUND([.G83])-[.H83]" office:value-type="float" office:value="0">
            <text:p>0,00000</text:p>
          </table:table-cell>
          <table:table-cell office:value-type="float" office:value="12">
            <text:p>12</text:p>
          </table:table-cell>
          <table:table-cell/>
          <table:table-cell table:style-name="ce1" table:formula="of:=100*[.H83]/([.$M$58]*1.09^[.E83])" office:value-type="float" office:value="0">
            <text:p>#DIV/0!</text:p>
          </table:table-cell>
          <table:table-cell table:style-name="ce1" table:formula="of:=100*[.J83]/(700*1.09^[.E83])" office:value-type="float" office:value="0.664342029193744">
            <text:p>0,6643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1.09^([.E84]/1)" office:value-type="float" office:value="2.36736367459212">
            <text:p>2,37</text:p>
          </table:table-cell>
          <table:table-cell table:style-name="ce1" table:formula="of:=[.$H$62]*(1.09^([.E84]-1))" office:value-type="float" office:value="10.6422770692673">
            <text:p>10,64228</text:p>
          </table:table-cell>
          <table:table-cell office:value-type="float" office:value="11">
            <text:p>11</text:p>
          </table:table-cell>
          <table:table-cell table:style-name="ce1" table:formula="of:=ROUND([.G84])-[.H84]" office:value-type="float" office:value="0">
            <text:p>0,00000</text:p>
          </table:table-cell>
          <table:table-cell office:value-type="float" office:value="11">
            <text:p>11</text:p>
          </table:table-cell>
          <table:table-cell/>
          <table:table-cell table:style-name="ce1" table:formula="of:=100*[.H84]/([.$M$58]*1.09^[.E84])" office:value-type="float" office:value="0">
            <text:p>#DIV/0!</text:p>
          </table:table-cell>
          <table:table-cell table:style-name="ce1" table:formula="of:=100*[.J84]/(700*1.09^[.E84])" office:value-type="float" office:value="0.663788410836083">
            <text:p>0,6637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1.09^([.E85]/1)" office:value-type="float" office:value="2.17189327944231">
            <text:p>2,17</text:p>
          </table:table-cell>
          <table:table-cell table:style-name="ce1" table:formula="of:=[.$H$62]*(1.09^([.E85]-1))" office:value-type="float" office:value="9.76355694428195">
            <text:p>9,76356</text:p>
          </table:table-cell>
          <table:table-cell office:value-type="float" office:value="10">
            <text:p>10</text:p>
          </table:table-cell>
          <table:table-cell table:style-name="ce1" table:formula="of:=ROUND([.G85])-[.H85]" office:value-type="float" office:value="0">
            <text:p>0,00000</text:p>
          </table:table-cell>
          <table:table-cell office:value-type="float" office:value="10">
            <text:p>10</text:p>
          </table:table-cell>
          <table:table-cell/>
          <table:table-cell table:style-name="ce1" table:formula="of:=100*[.H85]/([.$M$58]*1.09^[.E85])" office:value-type="float" office:value="0">
            <text:p>#DIV/0!</text:p>
          </table:table-cell>
          <table:table-cell table:style-name="ce1" table:formula="of:=100*[.J85]/(700*1.09^[.E85])" office:value-type="float" office:value="0.657753970737573">
            <text:p>0,657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1.09^([.E86]/1)" office:value-type="float" office:value="1.99256264169019">
            <text:p>1,99</text:p>
          </table:table-cell>
          <table:table-cell table:style-name="ce1" table:formula="of:=[.$H$62]*(1.09^([.E86]-1))" office:value-type="float" office:value="8.95739169200179">
            <text:p>8,95739</text:p>
          </table:table-cell>
          <table:table-cell office:value-type="float" office:value="9">
            <text:p>9</text:p>
          </table:table-cell>
          <table:table-cell table:style-name="ce1" table:formula="of:=ROUND([.G86])-[.H86]" office:value-type="float" office:value="0">
            <text:p>0,00000</text:p>
          </table:table-cell>
          <table:table-cell office:value-type="float" office:value="9">
            <text:p>9</text:p>
          </table:table-cell>
          <table:table-cell/>
          <table:table-cell table:style-name="ce1" table:formula="of:=100*[.H86]/([.$M$58]*1.09^[.E86])" office:value-type="float" office:value="0">
            <text:p>#DIV/0!</text:p>
          </table:table-cell>
          <table:table-cell table:style-name="ce1" table:formula="of:=100*[.J86]/(700*1.09^[.E86])" office:value-type="float" office:value="0.645256645293559">
            <text:p>0,6452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1.09^([.E87]/1)" office:value-type="float" office:value="1.82803912081669">
            <text:p>1,83</text:p>
          </table:table-cell>
          <table:table-cell table:style-name="ce1" table:formula="of:=[.$H$62]*(1.09^([.E87]-1))" office:value-type="float" office:value="8.2177905431209">
            <text:p>8,21779</text:p>
          </table:table-cell>
          <table:table-cell office:value-type="float" office:value="9">
            <text:p>9</text:p>
          </table:table-cell>
          <table:table-cell table:style-name="ce1" table:formula="of:=ROUND([.G87])-[.H87]" office:value-type="float" office:value="-1">
            <text:p>-1,00000</text:p>
          </table:table-cell>
          <table:table-cell office:value-type="float" office:value="9">
            <text:p>9</text:p>
          </table:table-cell>
          <table:table-cell/>
          <table:table-cell table:style-name="ce1" table:formula="of:=100*[.H87]/([.$M$58]*1.09^[.E87])" office:value-type="float" office:value="0">
            <text:p>#DIV/0!</text:p>
          </table:table-cell>
          <table:table-cell table:style-name="ce1" table:formula="of:=100*[.J87]/(700*1.09^[.E87])" office:value-type="float" office:value="0.703329743369979">
            <text:p>0,703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1.09^([.E88]/1)" office:value-type="float" office:value="1.677100110841">
            <text:p>1,68</text:p>
          </table:table-cell>
          <table:table-cell table:style-name="ce1" table:formula="of:=[.$H$62]*(1.09^([.E88]-1))" office:value-type="float" office:value="7.53925737901">
            <text:p>7,53926</text:p>
          </table:table-cell>
          <table:table-cell office:value-type="float" office:value="8">
            <text:p>8</text:p>
          </table:table-cell>
          <table:table-cell table:style-name="ce1" table:formula="of:=ROUND([.G88])-[.H88]" office:value-type="float" office:value="0">
            <text:p>0,00000</text:p>
          </table:table-cell>
          <table:table-cell office:value-type="float" office:value="8">
            <text:p>8</text:p>
          </table:table-cell>
          <table:table-cell/>
          <table:table-cell table:style-name="ce1" table:formula="of:=100*[.H88]/([.$M$58]*1.09^[.E88])" office:value-type="float" office:value="0">
            <text:p>#DIV/0!</text:p>
          </table:table-cell>
          <table:table-cell table:style-name="ce1" table:formula="of:=100*[.J88]/(700*1.09^[.E88])" office:value-type="float" office:value="0.681448373576247">
            <text:p>0,681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1.09^([.E89]/1)" office:value-type="float" office:value="1.5386239549">
            <text:p>1,54</text:p>
          </table:table-cell>
          <table:table-cell table:style-name="ce1" table:formula="of:=[.$H$62]*(1.09^([.E89]-1))" office:value-type="float" office:value="6.916749889">
            <text:p>6,91675</text:p>
          </table:table-cell>
          <table:table-cell office:value-type="float" office:value="7">
            <text:p>7</text:p>
          </table:table-cell>
          <table:table-cell table:style-name="ce1" table:formula="of:=ROUND([.G89])-[.H89]" office:value-type="float" office:value="0">
            <text:p>0,00000</text:p>
          </table:table-cell>
          <table:table-cell office:value-type="float" office:value="7">
            <text:p>7</text:p>
          </table:table-cell>
          <table:table-cell/>
          <table:table-cell table:style-name="ce1" table:formula="of:=100*[.H89]/([.$M$58]*1.09^[.E89])" office:value-type="float" office:value="0">
            <text:p>#DIV/0!</text:p>
          </table:table-cell>
          <table:table-cell table:style-name="ce1" table:formula="of:=100*[.J89]/(700*1.09^[.E89])" office:value-type="float" office:value="0.649931386298345">
            <text:p>0,6499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1.09^([.E90]/1)" office:value-type="float" office:value="1.41158161">
            <text:p>1,41</text:p>
          </table:table-cell>
          <table:table-cell table:style-name="ce1" table:formula="of:=[.$H$62]*(1.09^([.E90]-1))" office:value-type="float" office:value="6.3456421">
            <text:p>6,34564</text:p>
          </table:table-cell>
          <table:table-cell office:value-type="float" office:value="7">
            <text:p>7</text:p>
          </table:table-cell>
          <table:table-cell table:style-name="ce1" table:formula="of:=ROUND([.G90])-[.H90]" office:value-type="float" office:value="-1">
            <text:p>-1,00000</text:p>
          </table:table-cell>
          <table:table-cell office:value-type="float" office:value="7">
            <text:p>7</text:p>
          </table:table-cell>
          <table:table-cell/>
          <table:table-cell table:style-name="ce1" table:formula="of:=100*[.H90]/([.$M$58]*1.09^[.E90])" office:value-type="float" office:value="0">
            <text:p>#DIV/0!</text:p>
          </table:table-cell>
          <table:table-cell table:style-name="ce1" table:formula="of:=100*[.J90]/(700*1.09^[.E90])" office:value-type="float" office:value="0.708425211065196">
            <text:p>0,708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1.09^([.E91]/1)" office:value-type="float" office:value="1.295029">
            <text:p>1,3</text:p>
          </table:table-cell>
          <table:table-cell table:style-name="ce1" table:formula="of:=[.$H$62]*(1.09^([.E91]-1))" office:value-type="float" office:value="5.82169">
            <text:p>5,82169</text:p>
          </table:table-cell>
          <table:table-cell office:value-type="float" office:value="6">
            <text:p>6</text:p>
          </table:table-cell>
          <table:table-cell table:style-name="ce1" table:formula="of:=ROUND([.G91])-[.H91]" office:value-type="float" office:value="0">
            <text:p>0,00000</text:p>
          </table:table-cell>
          <table:table-cell office:value-type="float" office:value="6">
            <text:p>6</text:p>
          </table:table-cell>
          <table:table-cell/>
          <table:table-cell table:style-name="ce1" table:formula="of:=100*[.H91]/([.$M$58]*1.09^[.E91])" office:value-type="float" office:value="0">
            <text:p>#DIV/0!</text:p>
          </table:table-cell>
          <table:table-cell table:style-name="ce1" table:formula="of:=100*[.J91]/(700*1.09^[.E91])" office:value-type="float" office:value="0.661871554338055">
            <text:p>0,6618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1.09^([.E92]/1)" office:value-type="float" office:value="1.1881">
            <text:p>1,19</text:p>
          </table:table-cell>
          <table:table-cell table:style-name="ce1" table:formula="of:=[.$H$62]*(1.09^([.E92]-1))" office:value-type="float" office:value="5.341">
            <text:p>5,34100</text:p>
          </table:table-cell>
          <table:table-cell office:value-type="float" office:value="6">
            <text:p>6</text:p>
          </table:table-cell>
          <table:table-cell table:style-name="ce1" table:formula="of:=ROUND([.G92])-[.H92]" office:value-type="float" office:value="-1">
            <text:p>-1,00000</text:p>
          </table:table-cell>
          <table:table-cell office:value-type="float" office:value="6">
            <text:p>6</text:p>
          </table:table-cell>
          <table:table-cell/>
          <table:table-cell table:style-name="ce1" table:formula="of:=100*[.H92]/([.$M$58]*1.09^[.E92])" office:value-type="float" office:value="0">
            <text:p>#DIV/0!</text:p>
          </table:table-cell>
          <table:table-cell table:style-name="ce1" table:formula="of:=100*[.J92]/(700*1.09^[.E92])" office:value-type="float" office:value="0.72143999422848">
            <text:p>0,721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1.09^([.E93]/1)" office:value-type="float" office:value="1.09">
            <text:p>1,09</text:p>
          </table:table-cell>
          <table:table-cell table:style-name="ce1" table:formula="of:=[.$H$62]*(1.09^([.E93]-1))" office:value-type="float" office:value="4.9">
            <text:p>4,90000</text:p>
          </table:table-cell>
          <table:table-cell/>
          <table:table-cell table:number-columns-repeated="3"/>
          <table:table-cell table:style-name="ce1" table:formula="of:=100*[.H93]/([.$M$58]*1.09^[.E93])" office:value-type="float" office:value="0">
            <text:p>#DIV/0!</text:p>
          </table:table-cell>
          <table:table-cell table:formula="of:=SUM([.M64:.M92])/29" office:value-type="float" office:value="0.504814286965061">
            <text:p>0,5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.08.2009</text:date>, <text:time>15:0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0:48:42</meta:creation-date>
    <dc:date>2009-08-04T15:05:07.35</dc:date>
    <dc:language>de-DE</dc:language>
    <meta:editing-cycles>11</meta:editing-cycles>
    <meta:editing-duration>PT141H33M49S</meta:editing-duration>
    <meta:document-statistic meta:table-count="3" meta:cell-count="9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7962818145752pt" style:font-family-asian="'Arial Unicode MS'" style:font-family-generic-asian="system" style:font-pitch-asian="variable" style:font-size-asian="23.7962818145752pt" style:font-family-complex="Tahoma" style:font-family-generic-complex="system" style:font-pitch-complex="variable" style:font-size-complex="23.7962818145752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9982824325562pt" style:font-family-asian="'Arial Unicode MS'" style:font-family-generic-asian="system" style:font-pitch-asian="variable" style:font-size-asian="10.9982824325562pt" style:font-family-complex="Tahoma" style:font-family-generic-complex="system" style:font-pitch-complex="variable" style:font-size-complex="10.9982824325562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chart-properties chart:symbol-type="none"/>
      <style:graphic-properties svg:stroke-color="#9999ff" draw:fill-color="#9999ff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1cm" svg:height="12.805cm" chart:class="chart:line" chart:style-name="ch1">
        <chart:title svg:x="4.684cm" svg:y="0.257cm" chart:style-name="ch2">
          <text:p>Haupttitel</text:p>
        </chart:title>
        <chart:legend chart:legend-position="end" svg:x="10.392cm" svg:y="6.048cm" chart:style-name="ch3"/>
        <chart:plot-area chart:style-name="ch4" table:cell-range-address="Tabelle1.L7:Tabelle1.L35 Tabelle1.O7:Tabelle1.O35" chart:data-source-has-labels="column" svg:x="0.258cm" svg:y="1.719cm" svg:width="9.619cm" svg:height="10.828cm">
          <chart:axis chart:dimension="x" chart:name="primary-x" chart:style-name="ch5">
            <chart:categories table:cell-range-address="Tabelle1.L7:Tabelle1.L35"/>
          </chart:axis>
          <chart:axis chart:dimension="y" chart:name="primary-y" chart:style-name="ch6">
            <chart:grid chart:class="major"/>
          </chart:axis>
          <chart:series chart:style-name="ch7" chart:values-cell-range-address="Tabelle1.O7:Tabelle1.O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 text:id="Tabelle1.L7:Tabelle1.L35">2</text:p>
              </table:table-cell>
              <table:table-cell office:value-type="float" office:value="6">
                <text:p text:id="Tabelle1.O7:Tabelle1.O35"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2017803192139pt" style:font-family-asian="'Arial Unicode MS'" style:font-family-generic-asian="system" style:font-pitch-asian="variable" style:font-size-asian="19.2017803192139pt" style:font-family-complex="Tahoma" style:font-family-generic-complex="system" style:font-pitch-complex="variable" style:font-size-complex="19.201780319213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90082454681397pt" style:font-family-asian="'Arial Unicode MS'" style:font-family-generic-asian="system" style:font-pitch-asian="variable" style:font-size-asian="8.90082454681397pt" style:font-family-complex="Tahoma" style:font-family-generic-complex="system" style:font-pitch-complex="variable" style:font-size-complex="8.90082454681397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Arial Unicode MS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Arial Unicode MS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7" style:family="chart">
      <style:chart-properties chart:symbol-type="none"/>
      <style:graphic-properties svg:stroke-color="#9999ff" draw:fill-color="#9999ff"/>
      <style:text-properties fo:font-family="Arial" style:font-family-generic="swiss" style:font-pitch="variable" fo:font-size="8.89999961853027pt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993366" draw:fill-color="#993366"/>
      <style:text-properties fo:font-family="Arial" style:font-family-generic="swiss" style:font-pitch="variable" fo:font-size="8.89999961853027pt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0.789cm" svg:height="10.383cm" chart:class="chart:line" chart:column-mapping="0 2 1" chart:style-name="ch1">
        <chart:title svg:x="3.952cm" svg:y="0.206cm" chart:style-name="ch2">
          <text:p>Haupttitel</text:p>
        </chart:title>
        <chart:legend chart:legend-position="end" svg:x="8.703cm" svg:y="4.637cm" chart:style-name="ch3"/>
        <chart:plot-area chart:style-name="ch4" table:cell-range-address="Tabelle1.L6:Tabelle1.L35 Tabelle1.O6:Tabelle1.Q35" chart:data-source-has-labels="column" svg:x="0.214cm" svg:y="1.44cm" svg:width="8.062cm" svg:height="8.735cm">
          <chart:axis chart:dimension="x" chart:name="primary-x" chart:style-name="ch5">
            <chart:categories table:cell-range-address="Tabelle1.L6:Tabelle1.L35"/>
          </chart:axis>
          <chart:axis chart:dimension="y" chart:name="primary-y" chart:style-name="ch6">
            <chart:grid chart:class="major"/>
          </chart:axis>
          <chart:series chart:style-name="ch7" chart:values-cell-range-address="Tabelle1.O6:Tabelle1.O35" chart:class="chart:line">
            <chart:data-point chart:repeated="30"/>
          </chart:series>
          <chart:series chart:style-name="ch8" chart:values-cell-range-address="Tabelle1.Q6:Tabelle1.Q35" chart:class="chart:line">
            <chart:data-point chart:repeated="30"/>
          </chart:series>
          <chart:series chart:style-name="ch9" chart:values-cell-range-address="Tabelle1.P6:Tabelle1.P3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Q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 text:id="Tabelle1.L6:Tabelle1.L35">1</text:p>
              </table:table-cell>
              <table:table-cell office:value-type="float" office:value="0">
                <text:p text:id="Tabelle1.O6:Tabelle1.O35">0</text:p>
              </table:table-cell>
              <table:table-cell office:value-type="float" office:value="0">
                <text:p text:id="Tabelle1.Q6:Tabelle1.Q35">0</text:p>
              </table:table-cell>
              <table:table-cell office:value-type="float" office:value="0">
                <text:p text:id="Tabelle1.P6:Tabelle1.P3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31">
                <text:p>1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143">
                <text:p>1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70">
                <text:p>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201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